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0.9299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System_20_Loc">
      <style:table-properties table:display="true" style:writing-mode="lr-tb"/>
    </style:style>
    <style:style style:name="ta4" style:family="table" style:master-page-name="PageStyle_5f_System_20_Plot_20_Graph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ff6633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6633"/>
      <style:text-properties style:use-window-font-color="true" fo:font-style="italic" fo:text-shadow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9999ff"/>
      <style:text-properties style:use-window-font-color="true" style:text-outline="false" fo:font-style="normal" fo:text-shadow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9999ff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aecf00"/>
      <style:text-properties style:use-window-font-color="true" style:text-line-through-style="none" fo:font-style="normal" fo:text-shadow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aecf00"/>
      <style:text-properties style:use-window-font-color="true" style:text-outline="true" fo:font-style="normal" fo:text-shadow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0084d1"/>
      <style:text-properties style:use-window-font-color="true" fo:font-style="italic" fo:text-shadow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0084d1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ff9966"/>
      <style:text-properties style:use-window-font-color="true" style:text-outline="true" fo:font-style="normal" fo:text-shadow="none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9966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 fo:font-style="italic" fo:text-shadow="none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fo:font-style="normal" fo:text-shadow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83caff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83caff"/>
      <style:text-properties style:use-window-font-color="true" style:text-outline="false" fo:font-style="normal" fo:text-shadow="none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8080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8080"/>
      <style:text-properties style:use-window-font-color="true" style:text-outline="false" fo:font-style="normal" fo:text-shadow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cccccc"/>
      <style:text-properties style:use-window-font-color="true" style:text-outline="false" fo:font-style="normal" fo:text-shadow="none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cccccc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66cc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9966cc"/>
      <style:text-properties style:use-window-font-color="true" style:text-outline="true" fo:font-style="normal" fo:text-shadow="none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d320"/>
      <style:text-properties style:use-window-font-color="true" fo:font-style="normal" fo:text-shadow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950e"/>
      <style:text-properties style:use-window-font-color="true" style:text-line-through-style="none" fo:font-style="normal" fo:text-shadow="none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ff950e"/>
      <style:text-properties style:use-window-font-color="true" style:text-outline="true" style:text-line-through-style="none" fo:font-style="normal" fo:text-shadow="none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23">
      <style:table-cell-properties fo:background-color="#ff6633"/>
    </style:style>
    <style:style style:name="ce29" style:family="table-cell" style:parent-style-name="Default" style:data-style-name="N123">
      <style:table-cell-properties fo:background-color="#9999ff"/>
    </style:style>
    <style:style style:name="ce30" style:family="table-cell" style:parent-style-name="Default" style:data-style-name="N123">
      <style:table-cell-properties fo:background-color="#aecf00"/>
    </style:style>
    <style:style style:name="ce31" style:family="table-cell" style:parent-style-name="Default" style:data-style-name="N123">
      <style:table-cell-properties fo:background-color="#0084d1"/>
    </style:style>
    <style:style style:name="ce32" style:family="table-cell" style:parent-style-name="Default" style:data-style-name="N123">
      <style:table-cell-properties fo:background-color="#ff9966"/>
    </style:style>
    <style:style style:name="ce33" style:family="table-cell" style:parent-style-name="Default" style:data-style-name="N123">
      <style:table-cell-properties fo:background-color="transparent"/>
    </style:style>
    <style:style style:name="ce34" style:family="table-cell" style:parent-style-name="Default" style:data-style-name="N123">
      <style:table-cell-properties fo:background-color="#83caff"/>
    </style:style>
    <style:style style:name="ce35" style:family="table-cell" style:parent-style-name="Default" style:data-style-name="N123">
      <style:table-cell-properties fo:background-color="#ff8080"/>
    </style:style>
    <style:style style:name="ce36" style:family="table-cell" style:parent-style-name="Default" style:data-style-name="N123">
      <style:table-cell-properties fo:background-color="#cccccc"/>
    </style:style>
    <style:style style:name="ce37" style:family="table-cell" style:parent-style-name="Default" style:data-style-name="N123">
      <style:table-cell-properties fo:background-color="#9966cc"/>
    </style:style>
    <style:style style:name="ce38" style:family="table-cell" style:parent-style-name="Default" style:data-style-name="N123">
      <style:table-cell-properties fo:background-color="#ffd320"/>
    </style:style>
    <style:style style:name="ce39" style:family="table-cell" style:parent-style-name="Default" style:data-style-name="N123">
      <style:table-cell-properties fo:background-color="#ff950e"/>
    </style:style>
    <style:style style:name="ce40" style:family="table-cell" style:parent-style-name="Default" style:data-style-name="N123"/>
    <style:style style:name="ce41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24">
      <style:table-cell-properties fo:background-color="#ff6633"/>
      <style:text-properties style:use-window-font-color="true"/>
    </style:style>
    <style:style style:name="ce43" style:family="table-cell" style:parent-style-name="Default" style:data-style-name="N124">
      <style:table-cell-properties fo:background-color="#9999ff"/>
      <style:text-properties style:use-window-font-color="true"/>
    </style:style>
    <style:style style:name="ce44" style:family="table-cell" style:parent-style-name="Default" style:data-style-name="N124">
      <style:table-cell-properties fo:background-color="#9999ff"/>
      <style:text-properties style:use-window-font-color="true" style:text-line-through-style="none"/>
    </style:style>
    <style:style style:name="ce45" style:family="table-cell" style:parent-style-name="Default" style:data-style-name="N124">
      <style:table-cell-properties fo:background-color="#aecf00"/>
      <style:text-properties style:use-window-font-color="true" style:text-line-through-style="none"/>
    </style:style>
    <style:style style:name="ce46" style:family="table-cell" style:parent-style-name="Default" style:data-style-name="N124">
      <style:table-cell-properties fo:background-color="#0084d1"/>
    </style:style>
    <style:style style:name="ce47" style:family="table-cell" style:parent-style-name="Default" style:data-style-name="N124">
      <style:table-cell-properties fo:background-color="#ff9966"/>
      <style:text-properties style:use-window-font-color="true" style:text-line-through-style="none"/>
    </style:style>
    <style:style style:name="ce48" style:family="table-cell" style:parent-style-name="Default" style:data-style-name="N124">
      <style:table-cell-properties fo:background-color="#ff9966"/>
      <style:text-properties style:text-line-through-style="none"/>
    </style:style>
    <style:style style:name="ce49" style:family="table-cell" style:parent-style-name="Default" style:data-style-name="N124">
      <style:table-cell-properties fo:background-color="#ff9966"/>
      <style:text-properties style:use-window-font-color="true"/>
    </style:style>
    <style:style style:name="ce50" style:family="table-cell" style:parent-style-name="Default" style:data-style-name="N124">
      <style:table-cell-properties fo:background-color="transparent"/>
      <style:text-properties style:use-window-font-color="true"/>
    </style:style>
    <style:style style:name="ce51" style:family="table-cell" style:parent-style-name="Default" style:data-style-name="N124">
      <style:table-cell-properties fo:background-color="#83caff"/>
    </style:style>
    <style:style style:name="ce52" style:family="table-cell" style:parent-style-name="Default" style:data-style-name="N124">
      <style:table-cell-properties fo:background-color="#83caff"/>
      <style:text-properties style:use-window-font-color="true"/>
    </style:style>
    <style:style style:name="ce53" style:family="table-cell" style:parent-style-name="Default" style:data-style-name="N124">
      <style:table-cell-properties fo:background-color="#ff8080"/>
      <style:text-properties style:use-window-font-color="true"/>
    </style:style>
    <style:style style:name="ce54" style:family="table-cell" style:parent-style-name="Default" style:data-style-name="N124">
      <style:table-cell-properties fo:background-color="#cccccc"/>
      <style:text-properties style:use-window-font-color="true"/>
    </style:style>
    <style:style style:name="ce55" style:family="table-cell" style:parent-style-name="Default" style:data-style-name="N124">
      <style:table-cell-properties fo:background-color="#9966cc"/>
      <style:text-properties style:use-window-font-color="true"/>
    </style:style>
    <style:style style:name="ce56" style:family="table-cell" style:parent-style-name="Default" style:data-style-name="N124">
      <style:table-cell-properties fo:background-color="#ffd320"/>
      <style:text-properties style:use-window-font-color="true"/>
    </style:style>
    <style:style style:name="ce57" style:family="table-cell" style:parent-style-name="Default" style:data-style-name="N124">
      <style:table-cell-properties fo:background-color="#ff950e"/>
      <style:text-properties style:text-line-through-style="none"/>
    </style:style>
    <style:style style:name="ce58" style:family="table-cell" style:parent-style-name="Default" style:data-style-name="N124"/>
    <style:style style:name="ce59" style:family="table-cell" style:parent-style-name="Default" style:data-style-name="N124">
      <style:table-cell-properties fo:background-color="transparent"/>
      <style:text-properties style:use-window-font-color="true" style:text-line-through-style="solid"/>
    </style:style>
    <style:style style:name="ce60" style:family="table-cell" style:parent-style-name="Default">
      <style:table-cell-properties fo:background-color="#ff6633" fo:border="none"/>
    </style:style>
    <style:style style:name="ce61" style:family="table-cell" style:parent-style-name="Default">
      <style:table-cell-properties fo:background-color="#9999ff" fo:border="none"/>
      <style:text-properties style:use-window-font-color="true"/>
    </style:style>
    <style:style style:name="ce62" style:family="table-cell" style:parent-style-name="Default">
      <style:table-cell-properties fo:background-color="#9999ff" fo:border="none"/>
      <style:text-properties style:text-line-through-style="none"/>
    </style:style>
    <style:style style:name="ce63" style:family="table-cell" style:parent-style-name="Default">
      <style:table-cell-properties fo:background-color="#aecf00" fo:border="none"/>
      <style:text-properties style:text-line-through-style="none"/>
    </style:style>
    <style:style style:name="ce64" style:family="table-cell" style:parent-style-name="Default">
      <style:table-cell-properties fo:background-color="#0084d1" fo:border="none"/>
    </style:style>
    <style:style style:name="ce65" style:family="table-cell" style:parent-style-name="Default">
      <style:table-cell-properties fo:background-color="#ff9966" fo:border="none"/>
      <style:text-properties style:text-line-through-style="none"/>
    </style:style>
    <style:style style:name="ce66" style:family="table-cell" style:parent-style-name="Default">
      <style:table-cell-properties fo:background-color="#ff9966" fo:border="none"/>
      <style:text-properties style:use-window-font-color="true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#83caff" fo:border="none"/>
    </style:style>
    <style:style style:name="ce69" style:family="table-cell" style:parent-style-name="Default">
      <style:table-cell-properties fo:background-color="#83caff" fo:border="none"/>
      <style:text-properties style:use-window-font-color="true"/>
    </style:style>
    <style:style style:name="ce70" style:family="table-cell" style:parent-style-name="Default">
      <style:table-cell-properties fo:background-color="#ff8080" fo:border="none"/>
      <style:text-properties style:use-window-font-color="true"/>
    </style:style>
    <style:style style:name="ce71" style:family="table-cell" style:parent-style-name="Default">
      <style:table-cell-properties fo:background-color="#ff8080" fo:border="none"/>
    </style:style>
    <style:style style:name="ce72" style:family="table-cell" style:parent-style-name="Default">
      <style:table-cell-properties fo:background-color="#cccccc" fo:border="none"/>
    </style:style>
    <style:style style:name="ce73" style:family="table-cell" style:parent-style-name="Default">
      <style:table-cell-properties fo:background-color="#cccccc" fo:border="none"/>
      <style:text-properties style:use-window-font-color="true"/>
    </style:style>
    <style:style style:name="ce74" style:family="table-cell" style:parent-style-name="Default">
      <style:table-cell-properties fo:background-color="#9966cc" fo:border="none"/>
      <style:text-properties style:use-window-font-color="true"/>
    </style:style>
    <style:style style:name="ce75" style:family="table-cell" style:parent-style-name="Default">
      <style:table-cell-properties fo:background-color="#ffd320" fo:border="none"/>
      <style:text-properties style:use-window-font-color="true"/>
    </style:style>
    <style:style style:name="ce76" style:family="table-cell" style:parent-style-name="Default">
      <style:table-cell-properties fo:background-color="#ff950e" fo:border="none"/>
      <style:text-properties style:text-line-through-style="none"/>
    </style:style>
    <style:style style:name="ce77" style:family="table-cell" style:parent-style-name="Default">
      <style:table-cell-properties fo:background-color="transparent" fo:border="none"/>
      <style:text-properties style:use-window-font-color="true" style:text-line-through-style="solid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3">
      <style:table-cell-properties fo:background-color="#ff6633" fo:border="none"/>
    </style:style>
    <style:style style:name="ce80" style:family="table-cell" style:parent-style-name="Default" style:data-style-name="N123">
      <style:table-cell-properties fo:background-color="#9999ff"/>
      <style:text-properties style:text-line-through-style="none"/>
    </style:style>
    <style:style style:name="ce81" style:family="table-cell" style:parent-style-name="Default" style:data-style-name="N123">
      <style:table-cell-properties fo:background-color="#aecf00" fo:border="none"/>
    </style:style>
    <style:style style:name="ce82" style:family="table-cell" style:parent-style-name="Default" style:data-style-name="N123">
      <style:table-cell-properties fo:background-color="#0084d1" fo:border="none"/>
    </style:style>
    <style:style style:name="ce83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/>
    </style:style>
    <style:style style:name="ce84" style:family="table-cell" style:parent-style-name="Default" style:data-style-name="N123">
      <style:table-cell-properties fo:background-color="transparent" fo:border="none"/>
    </style:style>
    <style:style style:name="ce85" style:family="table-cell" style:parent-style-name="Default" style:data-style-name="N123">
      <style:table-cell-properties fo:background-color="#83caff" fo:border="none"/>
    </style:style>
    <style:style style:name="ce86" style:family="table-cell" style:parent-style-name="Default" style:data-style-name="N123">
      <style:table-cell-properties fo:background-color="#83caff"/>
      <style:text-properties style:text-line-through-style="none"/>
    </style:style>
    <style:style style:name="ce87" style:family="table-cell" style:parent-style-name="Default" style:data-style-name="N123">
      <style:table-cell-properties fo:background-color="#ff8080"/>
      <style:text-properties style:text-line-through-style="none"/>
    </style:style>
    <style:style style:name="ce88" style:family="table-cell" style:parent-style-name="Default" style:data-style-name="N123">
      <style:table-cell-properties fo:background-color="#9966cc" fo:border="none"/>
      <style:text-properties style:use-window-font-color="true"/>
    </style:style>
    <style:style style:name="ce89" style:family="table-cell" style:parent-style-name="Default" style:data-style-name="N123">
      <style:table-cell-properties fo:background-color="#9966cc"/>
      <style:text-properties style:use-window-font-color="true"/>
    </style:style>
    <style:style style:name="ce90" style:family="table-cell" style:parent-style-name="Default" style:data-style-name="N123">
      <style:table-cell-properties fo:background-color="#ffd320"/>
      <style:text-properties style:text-line-through-style="none"/>
    </style:style>
    <style:style style:name="ce91" style:family="table-cell" style:parent-style-name="Default" style:data-style-name="N123">
      <style:table-cell-properties fo:background-color="#ff950e" fo:border="none"/>
    </style:style>
    <style:style style:name="ce92" style:family="table-cell" style:parent-style-name="Default" style:data-style-name="N123">
      <style:table-cell-properties fo:background-color="transparent" fo:border="none"/>
      <style:text-properties style:use-window-font-color="true" style:text-line-through-style="solid"/>
    </style:style>
    <style:style style:name="ce93" style:family="table-cell" style:parent-style-name="Default">
      <style:table-cell-properties fo:background-color="transparent"/>
      <style:text-properties style:text-line-through-style="solid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23">
      <style:table-cell-properties fo:background-color="#ff6633" style:text-align-source="fix" style:repeat-content="false"/>
      <style:paragraph-properties fo:text-align="start" fo:margin-left="0in"/>
    </style:style>
    <style:style style:name="ce96" style:family="table-cell" style:parent-style-name="Default" style:data-style-name="N123">
      <style:table-cell-properties fo:background-color="#9999ff" style:text-align-source="fix" style:repeat-content="false"/>
      <style:paragraph-properties fo:text-align="start" fo:margin-left="0in"/>
      <style:text-properties style:text-line-through-style="none"/>
    </style:style>
    <style:style style:name="ce97" style:family="table-cell" style:parent-style-name="Default" style:data-style-name="N123">
      <style:table-cell-properties fo:background-color="#9999ff"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3">
      <style:table-cell-properties fo:background-color="#aecf00" style:text-align-source="fix" style:repeat-content="false"/>
      <style:paragraph-properties fo:text-align="start" fo:margin-left="0in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 style:data-style-name="N123">
      <style:table-cell-properties fo:background-color="#0084d1"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fo:background-color="#ff9966"/>
    </style:style>
    <style:style style:name="ce102" style:family="table-cell" style:parent-style-name="Default" style:data-style-name="N123">
      <style:table-cell-properties fo:background-color="#ff9966" style:text-align-source="fix" style:repeat-content="false"/>
      <style:paragraph-properties fo:text-align="start" fo:margin-left="0in"/>
    </style:style>
    <style:style style:name="ce103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in"/>
    </style:style>
    <style:style style:name="ce10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05" style:family="table-cell" style:parent-style-name="Default" style:data-style-name="N123">
      <style:table-cell-properties fo:background-color="#83caff" style:text-align-source="fix" style:repeat-content="false"/>
      <style:paragraph-properties fo:text-align="start" fo:margin-left="0in"/>
      <style:text-properties style:text-line-through-style="none"/>
    </style:style>
    <style:style style:name="ce106" style:family="table-cell" style:parent-style-name="Default" style:data-style-name="N123">
      <style:table-cell-properties fo:background-color="#83caff" style:text-align-source="fix" style:repeat-content="false"/>
      <style:paragraph-properties fo:text-align="start" fo:margin-left="0in"/>
    </style:style>
    <style:style style:name="ce107" style:family="table-cell" style:parent-style-name="Default" style:data-style-name="N123">
      <style:table-cell-properties fo:background-color="#ff8080" style:text-align-source="fix" style:repeat-content="false"/>
      <style:paragraph-properties fo:text-align="start" fo:margin-left="0in"/>
      <style:text-properties style:text-line-through-style="none"/>
    </style:style>
    <style:style style:name="ce108" style:family="table-cell" style:parent-style-name="Default" style:data-style-name="N123">
      <style:table-cell-properties fo:background-color="#ff8080" style:text-align-source="fix" style:repeat-content="false"/>
      <style:paragraph-properties fo:text-align="start" fo:margin-left="0in"/>
    </style:style>
    <style:style style:name="ce109" style:family="table-cell" style:parent-style-name="Default">
      <style:table-cell-properties fo:background-color="#cccccc"/>
    </style:style>
    <style:style style:name="ce110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23">
      <style:table-cell-properties fo:background-color="#9966cc" style:text-align-source="fix" style:repeat-content="false" fo:border="none"/>
      <style:paragraph-properties fo:text-align="start" fo:margin-left="0in"/>
      <style:text-properties style:use-window-font-color="true"/>
    </style:style>
    <style:style style:name="ce112" style:family="table-cell" style:parent-style-name="Default" style:data-style-name="N123">
      <style:table-cell-properties fo:background-color="#9966cc" style:text-align-source="fix" style:repeat-content="false"/>
      <style:paragraph-properties fo:text-align="start" fo:margin-left="0in"/>
      <style:text-properties style:use-window-font-color="true"/>
    </style:style>
    <style:style style:name="ce113" style:family="table-cell" style:parent-style-name="Default">
      <style:table-cell-properties fo:background-color="#ffd320"/>
    </style:style>
    <style:style style:name="ce114" style:family="table-cell" style:parent-style-name="Default" style:data-style-name="N123">
      <style:table-cell-properties fo:background-color="#ffd320" style:text-align-source="fix" style:repeat-content="false"/>
      <style:paragraph-properties fo:text-align="start" fo:margin-left="0in"/>
      <style:text-properties style:text-line-through-style="none"/>
    </style:style>
    <style:style style:name="ce115" style:family="table-cell" style:parent-style-name="Default" style:data-style-name="N123">
      <style:table-cell-properties fo:background-color="#ff950e" style:text-align-source="fix" style:repeat-content="false"/>
      <style:paragraph-properties fo:text-align="start" fo:margin-left="0in"/>
    </style:style>
    <style:style style:name="ce116" style:family="table-cell" style:parent-style-name="Default" style:data-style-name="N123">
      <style:table-cell-properties fo:background-color="#ff950e" style:text-align-source="fix" style:repeat-content="false" fo:border="non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text-line-through-style="solid"/>
    </style:style>
    <style:style style:name="ce1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9" style:family="table-cell" style:parent-style-name="Default" style:data-style-name="N123">
      <style:table-cell-properties fo:background-color="#ff6633" fo:border="none"/>
      <style:text-properties fo:font-weight="bold" style:font-weight-asian="bold" style:font-weight-complex="bold"/>
    </style:style>
    <style:style style:name="ce120" style:family="table-cell" style:parent-style-name="Default" style:data-style-name="N123">
      <style:table-cell-properties fo:background-color="#9999ff" fo:border="none"/>
      <style:text-properties style:use-window-font-color="true" fo:font-weight="bold" style:font-weight-asian="bold" style:font-weight-complex="bold"/>
    </style:style>
    <style:style style:name="ce121" style:family="table-cell" style:parent-style-name="Default" style:data-style-name="N123">
      <style:table-cell-properties fo:background-color="#aecf00" fo:border="none"/>
      <style:text-properties fo:font-weight="bold" style:font-weight-asian="bold" style:font-weight-complex="bold"/>
    </style:style>
    <style:style style:name="ce122" style:family="table-cell" style:parent-style-name="Default" style:data-style-name="N123">
      <style:table-cell-properties fo:background-color="#0084d1" fo:border="none"/>
      <style:text-properties fo:font-weight="bold" style:font-weight-asian="bold" style:font-weight-complex="bold"/>
    </style:style>
    <style:style style:name="ce123" style:family="table-cell" style:parent-style-name="Default" style:data-style-name="N123">
      <style:table-cell-properties fo:background-color="#ff9966" fo:border="none"/>
      <style:text-properties fo:font-weight="bold" style:font-weight-asian="bold" style:font-weight-complex="bold"/>
    </style:style>
    <style:style style:name="ce124" style:family="table-cell" style:parent-style-name="Default" style:data-style-name="N123">
      <style:table-cell-properties fo:background-color="transparent" fo:border="none"/>
      <style:text-properties fo:font-weight="bold" style:font-weight-asian="bold" style:font-weight-complex="bold"/>
    </style:style>
    <style:style style:name="ce125" style:family="table-cell" style:parent-style-name="Default" style:data-style-name="N123">
      <style:table-cell-properties fo:background-color="#83caff" fo:border="none"/>
      <style:text-properties fo:font-weight="bold" style:font-weight-asian="bold" style:font-weight-complex="bold"/>
    </style:style>
    <style:style style:name="ce126" style:family="table-cell" style:parent-style-name="Default" style:data-style-name="N123">
      <style:table-cell-properties fo:background-color="#ff8080" fo:border="none"/>
      <style:text-properties style:use-window-font-color="true" fo:font-weight="bold" style:font-weight-asian="bold" style:font-weight-complex="bold"/>
    </style:style>
    <style:style style:name="ce127" style:family="table-cell" style:parent-style-name="Default" style:data-style-name="N123">
      <style:table-cell-properties fo:background-color="#cccccc" fo:border="none"/>
      <style:text-properties fo:font-weight="bold" style:font-weight-asian="bold" style:font-weight-complex="bold"/>
    </style:style>
    <style:style style:name="ce128" style:family="table-cell" style:parent-style-name="Default" style:data-style-name="N123">
      <style:table-cell-properties fo:background-color="#9966cc" fo:border="none"/>
      <style:text-properties style:use-window-font-color="true" fo:font-weight="bold" style:font-weight-asian="bold" style:font-weight-complex="bold"/>
    </style:style>
    <style:style style:name="ce129" style:family="table-cell" style:parent-style-name="Default" style:data-style-name="N123">
      <style:table-cell-properties fo:background-color="#ffd320" fo:border="none"/>
      <style:text-properties style:use-window-font-color="true" fo:font-weight="bold" style:font-weight-asian="bold" style:font-weight-complex="bold"/>
    </style:style>
    <style:style style:name="ce130" style:family="table-cell" style:parent-style-name="Default" style:data-style-name="N123">
      <style:table-cell-properties fo:background-color="#ff950e" fo:border="none"/>
      <style:text-properties fo:font-weight="bold" style:font-weight-asian="bold" style:font-weight-complex="bold"/>
    </style:style>
    <style:style style:name="ce131" style:family="table-cell" style:parent-style-name="Default" style:data-style-name="N123">
      <style:table-cell-properties fo:background-color="transparent" fo:border="none"/>
      <style:text-properties style:use-window-font-color="true" style:text-line-through-style="solid" fo:font-weight="bold" style:font-weight-asian="bold" style:font-weight-complex="bold"/>
    </style:style>
    <style:style style:name="ce132" style:family="table-cell" style:parent-style-name="Default">
      <style:table-cell-properties fo:background-color="#ff6633"/>
      <style:map style:condition="cell-content()&gt;13" style:apply-style-name="Untitled1" style:base-cell-address="'System Loc'.K2"/>
    </style:style>
    <style:style style:name="ce133" style:family="table-cell" style:parent-style-name="Default">
      <style:table-cell-properties fo:background-color="#9999ff"/>
      <style:map style:condition="cell-content()&gt;13" style:apply-style-name="Untitled1" style:base-cell-address="'System Loc'.K2"/>
    </style:style>
    <style:style style:name="ce134" style:family="table-cell" style:parent-style-name="Default">
      <style:table-cell-properties fo:background-color="#aecf00"/>
      <style:map style:condition="cell-content()&gt;13" style:apply-style-name="Untitled1" style:base-cell-address="'System Loc'.K2"/>
    </style:style>
    <style:style style:name="ce135" style:family="table-cell" style:parent-style-name="Default">
      <style:table-cell-properties fo:background-color="#0084d1"/>
      <style:map style:condition="cell-content()&gt;13" style:apply-style-name="Untitled1" style:base-cell-address="'System Loc'.K2"/>
    </style:style>
    <style:style style:name="ce136" style:family="table-cell" style:parent-style-name="Default">
      <style:table-cell-properties fo:background-color="#ff9966"/>
      <style:map style:condition="cell-content()&gt;13" style:apply-style-name="Untitled1" style:base-cell-address="'System Loc'.K2"/>
    </style:style>
    <style:style style:name="ce137" style:family="table-cell" style:parent-style-name="Default">
      <style:table-cell-properties fo:background-color="#ff9966"/>
      <style:map style:condition="cell-content()&gt;13" style:apply-style-name="Untitled1" style:base-cell-address="'System Loc'.K2"/>
    </style:style>
    <style:style style:name="ce138" style:family="table-cell" style:parent-style-name="Default">
      <style:map style:condition="cell-content()&gt;13" style:apply-style-name="Untitled1" style:base-cell-address="'System Loc'.K2"/>
    </style:style>
    <style:style style:name="ce139" style:family="table-cell" style:parent-style-name="Default">
      <style:table-cell-properties fo:background-color="transparent"/>
      <style:map style:condition="cell-content()&gt;13" style:apply-style-name="Untitled1" style:base-cell-address="'System Loc'.K2"/>
    </style:style>
    <style:style style:name="ce140" style:family="table-cell" style:parent-style-name="Default">
      <style:table-cell-properties fo:background-color="#83caff"/>
      <style:map style:condition="cell-content()&gt;13" style:apply-style-name="Untitled1" style:base-cell-address="'System Loc'.K2"/>
    </style:style>
    <style:style style:name="ce141" style:family="table-cell" style:parent-style-name="Default">
      <style:table-cell-properties fo:background-color="#ff8080"/>
      <style:map style:condition="cell-content()&gt;13" style:apply-style-name="Untitled1" style:base-cell-address="'System Loc'.K2"/>
    </style:style>
    <style:style style:name="ce142" style:family="table-cell" style:parent-style-name="Default">
      <style:table-cell-properties fo:background-color="#cccccc"/>
      <style:map style:condition="cell-content()&gt;13" style:apply-style-name="Untitled1" style:base-cell-address="'System Loc'.K2"/>
    </style:style>
    <style:style style:name="ce143" style:family="table-cell" style:parent-style-name="Default">
      <style:table-cell-properties fo:background-color="#9966cc"/>
      <style:map style:condition="cell-content()&gt;13" style:apply-style-name="Untitled1" style:base-cell-address="'System Loc'.K2"/>
    </style:style>
    <style:style style:name="ce144" style:family="table-cell" style:parent-style-name="Default">
      <style:table-cell-properties fo:background-color="#ffd320"/>
      <style:map style:condition="cell-content()&gt;13" style:apply-style-name="Untitled1" style:base-cell-address="'System Loc'.K2"/>
    </style:style>
    <style:style style:name="ce145" style:family="table-cell" style:parent-style-name="Default">
      <style:table-cell-properties fo:background-color="#ff950e"/>
      <style:map style:condition="cell-content()&gt;13" style:apply-style-name="Untitled1" style:base-cell-address="'System Loc'.K2"/>
    </style:style>
    <style:style style:name="ce146" style:family="table-cell" style:parent-style-name="Default" style:data-style-name="N129"/>
    <style:style style:name="ce147" style:family="table-cell" style:parent-style-name="Default" style:data-style-name="N124">
      <style:table-cell-properties fo:background-color="transparent"/>
    </style:style>
    <style:style style:name="ce148" style:family="table-cell" style:parent-style-name="Default" style:data-style-name="N141">
      <style:table-cell-properties fo:background-color="transparent"/>
      <style:text-properties style:use-window-font-color="true"/>
    </style:style>
    <style:style style:name="ce149" style:family="table-cell" style:parent-style-name="Default" style:data-style-name="N2"/>
    <style:style style:name="ce150" style:family="table-cell" style:parent-style-name="Default" style:data-style-name="N3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System Loc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ce40"/>
        <table:table-column table:style-name="co4" table:number-columns-repeated="2" table:default-cell-style-name="ce58"/>
        <table:table-column table:style-name="co7" table:default-cell-style-name="Default"/>
        <table:table-column table:style-name="co4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2" office:value-type="string">
            <text:p>System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Y</text:p>
          </table:table-cell>
          <table:table-cell table:style-name="ce41" office:value-type="string">
            <text:p>Real X (gu)</text:p>
          </table:table-cell>
          <table:table-cell table:style-name="ce41" office:value-type="string">
            <text:p>Real Y (gu)</text:p>
          </table:table-cell>
          <table:table-cell table:style-name="ce2" office:value-type="string">
            <text:p>Cluster</text:p>
          </table:table-cell>
          <table:table-cell table:style-name="ce78" office:value-type="string" table:number-columns-spanned="2" table:number-rows-spanned="1">
            <text:p>Cluster Center</text:p>
          </table:table-cell>
          <table:covered-table-cell table:style-name="ce94"/>
          <table:table-cell table:style-name="ce118" office:value-type="string">
            <text:p>Regional X</text:p>
          </table:table-cell>
          <table:table-cell table:style-name="ce118" office:value-type="string">
            <text:p>Regional Y</text:p>
          </table:table-cell>
          <table:table-cell office:value-type="string">
            <text:p>Planet Count</text:p>
          </table:table-cell>
          <table:table-cell office:value-type="string">
            <text:p>UCP Y:Value (Z axis)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Groombridge 34</text:p>
          </table:table-cell>
          <table:table-cell table:style-name="ce28" table:formula="of:=[.D2]/500000" office:value-type="float" office:value="2.87">
            <text:p>2.87</text:p>
          </table:table-cell>
          <table:table-cell table:style-name="ce28" table:formula="of:=[.E2]/500000" office:value-type="float" office:value="-0.44">
            <text:p>-0.44</text:p>
          </table:table-cell>
          <table:table-cell table:style-name="ce42" office:value-type="float" office:value="1435000">
            <text:p>1,435,000</text:p>
          </table:table-cell>
          <table:table-cell table:style-name="ce42" office:value-type="float" office:value="-220000">
            <text:p>-220,000</text:p>
          </table:table-cell>
          <table:table-cell table:style-name="ce60" office:value-type="string">
            <text:p>Andromeda</text:p>
          </table:table-cell>
          <table:table-cell table:style-name="ce79" table:formula="of:=(MAX([.B2:.B4])-MIN([.B2:.B4]))/2+MIN([.B2:.B4])" office:value-type="float" office:value="2.28">
            <text:p>2.28</text:p>
          </table:table-cell>
          <table:table-cell table:style-name="ce79" table:formula="of:=(MAX([.C2:.C4])-MIN([.C2:.C4]))/2+MIN([.C2:.C4])" office:value-type="float" office:value="-0.285">
            <text:p>-0.29</text:p>
          </table:table-cell>
          <table:table-cell table:style-name="ce119" table:formula="of:=[.B2]-[.$G$2]" office:value-type="float" office:value="0.59">
            <text:p>0.59</text:p>
          </table:table-cell>
          <table:table-cell table:style-name="ce119" table:formula="of:=[.C2]-[.$H$2]" office:value-type="float" office:value="-0.155">
            <text:p>-0.16</text:p>
          </table:table-cell>
          <table:table-cell table:style-name="ce132" office:value-type="float" office:value="6">
            <text:p>6</text:p>
          </table:table-cell>
          <table:table-cell table:style-name="ce28" office:value-type="float" office:value="0.404">
            <text:p>0.40</text:p>
          </table:table-cell>
          <table:table-cell table:style-name="ce146" table:formula="of:=(RANDBETWEEN(MIN([.G2:.H2])*100;MAX([.G2:.H2])*100)/1000)*2" office:value-type="float" office:value="0.364">
            <text:p>0.364</text:p>
          </table:table-cell>
          <table:table-cell table:style-name="ce147"/>
          <table:table-cell office:value-type="string">
            <text:p>Center =(MAX(XY:XY)-MIN(XY:XY))/2+MIN(XY:XY)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Lacaille</text:p>
          </table:table-cell>
          <table:table-cell table:style-name="ce28" table:formula="of:=[.D3]/500000" office:value-type="float" office:value="2.6">
            <text:p>2.60</text:p>
          </table:table-cell>
          <table:table-cell table:style-name="ce28" table:formula="of:=[.E3]/500000" office:value-type="float" office:value="-0.2">
            <text:p>-0.20</text:p>
          </table:table-cell>
          <table:table-cell table:style-name="ce42" office:value-type="float" office:value="1300000">
            <text:p>1,300,000</text:p>
          </table:table-cell>
          <table:table-cell table:style-name="ce42" office:value-type="float" office:value="-100000">
            <text:p>-100,000</text:p>
          </table:table-cell>
          <table:table-cell table:style-name="ce60" office:value-type="string">
            <text:p>Andromeda</text:p>
          </table:table-cell>
          <table:table-cell table:style-name="ce28"/>
          <table:table-cell table:style-name="ce95"/>
          <table:table-cell table:style-name="ce119" table:formula="of:=[.B3]-[.$G$2]" office:value-type="float" office:value="0.32">
            <text:p>0.32</text:p>
          </table:table-cell>
          <table:table-cell table:style-name="ce119" table:formula="of:=[.C3]-[.$H$2]" office:value-type="float" office:value="0.085">
            <text:p>0.09</text:p>
          </table:table-cell>
          <table:table-cell table:style-name="ce132" office:value-type="float" office:value="7">
            <text:p>7</text:p>
          </table:table-cell>
          <table:table-cell table:style-name="ce28"/>
          <table:table-cell/>
          <table:table-cell table:style-name="ce147"/>
          <table:table-cell office:value-type="string">
            <text:p>Regional =XY-$CenterXY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Sirius</text:p>
          </table:table-cell>
          <table:table-cell table:style-name="ce28" table:formula="of:=[.D4]/500000" office:value-type="float" office:value="1.69">
            <text:p>1.69</text:p>
          </table:table-cell>
          <table:table-cell table:style-name="ce28" table:formula="of:=[.E4]/500000" office:value-type="float" office:value="-0.13">
            <text:p>-0.13</text:p>
          </table:table-cell>
          <table:table-cell table:style-name="ce42" office:value-type="float" office:value="845000">
            <text:p>845,000</text:p>
          </table:table-cell>
          <table:table-cell table:style-name="ce42" office:value-type="float" office:value="-65000">
            <text:p>-65,000</text:p>
          </table:table-cell>
          <table:table-cell table:style-name="ce60" office:value-type="string">
            <text:p>Andromeda</text:p>
          </table:table-cell>
          <table:table-cell table:style-name="ce28"/>
          <table:table-cell table:style-name="ce95"/>
          <table:table-cell table:style-name="ce119" table:formula="of:=[.B4]-[.$G$2]" office:value-type="float" office:value="-0.59">
            <text:p>-0.59</text:p>
          </table:table-cell>
          <table:table-cell table:style-name="ce119" table:formula="of:=[.C4]-[.$H$2]" office:value-type="float" office:value="0.155">
            <text:p>0.16</text:p>
          </table:table-cell>
          <table:table-cell table:style-name="ce132" office:value-type="float" office:value="22">
            <text:p>22</text:p>
          </table:table-cell>
          <table:table-cell table:style-name="ce28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5" office:value-type="string">
            <text:p>Barnard's Star</text:p>
          </table:table-cell>
          <table:table-cell table:style-name="ce29" table:formula="of:=[.D5]/500000" office:value-type="float" office:value="0.58">
            <text:p>0.58</text:p>
          </table:table-cell>
          <table:table-cell table:style-name="ce29" table:formula="of:=[.E5]/500000" office:value-type="float" office:value="0.7">
            <text:p>0.70</text:p>
          </table:table-cell>
          <table:table-cell table:style-name="ce43" office:value-type="float" office:value="290000">
            <text:p>290,000</text:p>
          </table:table-cell>
          <table:table-cell table:style-name="ce43" office:value-type="float" office:value="350000">
            <text:p>350,000</text:p>
          </table:table-cell>
          <table:table-cell table:style-name="ce61" office:value-type="string">
            <text:p>Caelum</text:p>
          </table:table-cell>
          <table:table-cell table:style-name="ce80" table:formula="of:=(MAX([.B5:.B7])-MIN([.B5:.B7]))/2+MIN([.B5:.B7])" office:value-type="float" office:value="0.675">
            <text:p>0.68</text:p>
          </table:table-cell>
          <table:table-cell table:style-name="ce80" table:formula="of:=(MAX([.C5:.C7])-MIN([.C5:.C7]))/2+MIN([.C5:.C7])" office:value-type="float" office:value="0.94">
            <text:p>0.94</text:p>
          </table:table-cell>
          <table:table-cell table:style-name="ce120" table:formula="of:=[.B5]-[.$G$5]" office:value-type="float" office:value="-0.0950000000000001">
            <text:p>-0.10</text:p>
          </table:table-cell>
          <table:table-cell table:style-name="ce120" table:formula="of:=[.C5]-[.$H$5]" office:value-type="float" office:value="-0.24">
            <text:p>-0.24</text:p>
          </table:table-cell>
          <table:table-cell table:style-name="ce133" office:value-type="float" office:value="17">
            <text:p>17</text:p>
          </table:table-cell>
          <table:table-cell table:style-name="ce29" office:value-type="float" office:value="0.156">
            <text:p>0.16</text:p>
          </table:table-cell>
          <table:table-cell table:style-name="ce146" table:formula="of:=(RANDBETWEEN(MIN([.G5:.H5])*100;MAX([.G5:.H5])*100)/1000)*2" office:value-type="float" office:value="0.154">
            <text:p>0.154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5" office:value-type="string">
            <text:p>Epsilion Caranie Aa</text:p>
          </table:table-cell>
          <table:table-cell table:style-name="ce29" table:formula="of:=[.D6]/500000" office:value-type="float" office:value="0.44">
            <text:p>0.44</text:p>
          </table:table-cell>
          <table:table-cell table:style-name="ce29" table:formula="of:=[.E6]/500000" office:value-type="float" office:value="1.01">
            <text:p>1.01</text:p>
          </table:table-cell>
          <table:table-cell table:style-name="ce43" office:value-type="float" office:value="220000">
            <text:p>220,000</text:p>
          </table:table-cell>
          <table:table-cell table:style-name="ce43" office:value-type="float" office:value="505000">
            <text:p>505,000</text:p>
          </table:table-cell>
          <table:table-cell table:style-name="ce61" office:value-type="string">
            <text:p>Caelum</text:p>
          </table:table-cell>
          <table:table-cell table:style-name="ce80"/>
          <table:table-cell table:style-name="ce96"/>
          <table:table-cell table:style-name="ce120" table:formula="of:=[.B6]-[.$G$5]" office:value-type="float" office:value="-0.235">
            <text:p>-0.24</text:p>
          </table:table-cell>
          <table:table-cell table:style-name="ce120" table:formula="of:=[.C6]-[.$H$5]" office:value-type="float" office:value="0.0700000000000001">
            <text:p>0.07</text:p>
          </table:table-cell>
          <table:table-cell table:style-name="ce133" office:value-type="float" office:value="15">
            <text:p>15</text:p>
          </table:table-cell>
          <table:table-cell table:style-name="ce29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6" office:value-type="string">
            <text:p>Cincinnati</text:p>
          </table:table-cell>
          <table:table-cell table:style-name="ce29" table:formula="of:=[.D7]/500000" office:value-type="float" office:value="0.91">
            <text:p>0.91</text:p>
          </table:table-cell>
          <table:table-cell table:style-name="ce29" table:formula="of:=[.E7]/500000" office:value-type="float" office:value="1.18">
            <text:p>1.18</text:p>
          </table:table-cell>
          <table:table-cell table:style-name="ce44" office:value-type="float" office:value="455000">
            <text:p>455,000</text:p>
          </table:table-cell>
          <table:table-cell table:style-name="ce44" office:value-type="float" office:value="590000">
            <text:p>590,000</text:p>
          </table:table-cell>
          <table:table-cell table:style-name="ce62" office:value-type="string">
            <text:p>Caelum</text:p>
          </table:table-cell>
          <table:table-cell table:style-name="ce29"/>
          <table:table-cell table:style-name="ce97"/>
          <table:table-cell table:style-name="ce120" table:formula="of:=[.B7]-[.$G$5]" office:value-type="float" office:value="0.235">
            <text:p>0.24</text:p>
          </table:table-cell>
          <table:table-cell table:style-name="ce120" table:formula="of:=[.C7]-[.$H$5]" office:value-type="float" office:value="0.24">
            <text:p>0.24</text:p>
          </table:table-cell>
          <table:table-cell table:style-name="ce133" office:value-type="float" office:value="11">
            <text:p>11</text:p>
          </table:table-cell>
          <table:table-cell table:style-name="ce29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7" office:value-type="string">
            <text:p>Kaus Borealis</text:p>
          </table:table-cell>
          <table:table-cell table:style-name="ce30" table:formula="of:=[.D8]/500000" office:value-type="float" office:value="0.7">
            <text:p>0.70</text:p>
          </table:table-cell>
          <table:table-cell table:style-name="ce30" table:formula="of:=[.E8]/500000" office:value-type="float" office:value="-0.65">
            <text:p>-0.65</text:p>
          </table:table-cell>
          <table:table-cell table:style-name="ce45" office:value-type="float" office:value="350000">
            <text:p>350,000</text:p>
          </table:table-cell>
          <table:table-cell table:style-name="ce45" office:value-type="float" office:value="-325000">
            <text:p>-325,000</text:p>
          </table:table-cell>
          <table:table-cell table:style-name="ce63" office:value-type="string">
            <text:p>Canis Minor</text:p>
          </table:table-cell>
          <table:table-cell table:style-name="ce81" table:formula="of:=(MAX([.B8:.B10])-MIN([.B8:.B10]))/2+MIN([.B8:.B10])" office:value-type="float" office:value="0.45">
            <text:p>0.45</text:p>
          </table:table-cell>
          <table:table-cell table:style-name="ce81" table:formula="of:=(MAX([.C8:.C10])-MIN([.C8:.C10]))/2+MIN([.C8:.C10])" office:value-type="float" office:value="-1.375">
            <text:p>-1.38</text:p>
          </table:table-cell>
          <table:table-cell table:style-name="ce121" table:formula="of:=[.B8]-[.$G$8]" office:value-type="float" office:value="0.25">
            <text:p>0.25</text:p>
          </table:table-cell>
          <table:table-cell table:style-name="ce121" table:formula="of:=[.C8]-[.$H$8]" office:value-type="float" office:value="0.725">
            <text:p>0.73</text:p>
          </table:table-cell>
          <table:table-cell table:style-name="ce134" office:value-type="float" office:value="3">
            <text:p>3</text:p>
          </table:table-cell>
          <table:table-cell table:style-name="ce30" office:value-type="float" office:value="-0.264">
            <text:p>-0.26</text:p>
          </table:table-cell>
          <table:table-cell table:style-name="ce146" table:formula="of:=(RANDBETWEEN(MIN([.G8:.H8])*100;MAX([.G8:.H8])*100)/1000)*2" office:value-type="float" office:value="-0.224">
            <text:p>-0.224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7" office:value-type="string">
            <text:p>Tetra</text:p>
          </table:table-cell>
          <table:table-cell table:style-name="ce30" table:formula="of:=[.D9]/500000" office:value-type="float" office:value="0.4">
            <text:p>0.40</text:p>
          </table:table-cell>
          <table:table-cell table:style-name="ce30" table:formula="of:=[.E9]/500000" office:value-type="float" office:value="-1.3">
            <text:p>-1.30</text:p>
          </table:table-cell>
          <table:table-cell table:style-name="ce45" office:value-type="float" office:value="200000">
            <text:p>200,000</text:p>
          </table:table-cell>
          <table:table-cell table:style-name="ce45" office:value-type="float" office:value="-650000">
            <text:p>-650,000</text:p>
          </table:table-cell>
          <table:table-cell table:style-name="ce63" office:value-type="string">
            <text:p>Canis Minor</text:p>
          </table:table-cell>
          <table:table-cell table:style-name="ce30"/>
          <table:table-cell table:style-name="ce98"/>
          <table:table-cell table:style-name="ce121" table:formula="of:=[.B9]-[.$G$8]" office:value-type="float" office:value="-0.0499999999999999">
            <text:p>-0.05</text:p>
          </table:table-cell>
          <table:table-cell table:style-name="ce121" table:formula="of:=[.C9]-[.$H$8]" office:value-type="float" office:value="0.075">
            <text:p>0.07</text:p>
          </table:table-cell>
          <table:table-cell table:style-name="ce134" office:value-type="float" office:value="9">
            <text:p>9</text:p>
          </table:table-cell>
          <table:table-cell table:style-name="ce30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8" office:value-type="string">
            <text:p>Xi Bootis</text:p>
          </table:table-cell>
          <table:table-cell table:style-name="ce30" table:formula="of:=[.D10]/500000" office:value-type="float" office:value="0.2">
            <text:p>0.20</text:p>
          </table:table-cell>
          <table:table-cell table:style-name="ce30" table:formula="of:=[.E10]/500000" office:value-type="float" office:value="-2.1">
            <text:p>-2.10</text:p>
          </table:table-cell>
          <table:table-cell table:style-name="ce45" office:value-type="float" office:value="100000">
            <text:p>100,000</text:p>
          </table:table-cell>
          <table:table-cell table:style-name="ce45" office:value-type="float" office:value="-1050000">
            <text:p>-1,050,000</text:p>
          </table:table-cell>
          <table:table-cell table:style-name="ce63" office:value-type="string">
            <text:p>Canis Minor</text:p>
          </table:table-cell>
          <table:table-cell table:style-name="ce30"/>
          <table:table-cell table:style-name="ce98"/>
          <table:table-cell table:style-name="ce121" table:formula="of:=[.B10]-[.$G$8]" office:value-type="float" office:value="-0.25">
            <text:p>-0.25</text:p>
          </table:table-cell>
          <table:table-cell table:style-name="ce121" table:formula="of:=[.C10]-[.$H$8]" office:value-type="float" office:value="-0.725">
            <text:p>-0.73</text:p>
          </table:table-cell>
          <table:table-cell table:style-name="ce134" office:value-type="float" office:value="16">
            <text:p>16</text:p>
          </table:table-cell>
          <table:table-cell table:style-name="ce30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9" office:value-type="string">
            <text:p>CD-36*15693</text:p>
          </table:table-cell>
          <table:table-cell table:style-name="ce31" table:formula="of:=[.D11]/500000" office:value-type="float" office:value="-1.15">
            <text:p>-1.15</text:p>
          </table:table-cell>
          <table:table-cell table:style-name="ce31" table:formula="of:=[.E11]/500000" office:value-type="float" office:value="1.4">
            <text:p>1.40</text:p>
          </table:table-cell>
          <table:table-cell table:style-name="ce46" office:value-type="float" office:value="-575000">
            <text:p>-575,000</text:p>
          </table:table-cell>
          <table:table-cell table:style-name="ce46" office:value-type="float" office:value="700000">
            <text:p>700,000</text:p>
          </table:table-cell>
          <table:table-cell table:style-name="ce64" office:value-type="string">
            <text:p>Cassiopeia</text:p>
          </table:table-cell>
          <table:table-cell table:style-name="ce82" table:formula="of:=(MAX([.B11:.B13])-MIN([.B11:.B13]))/2+MIN([.B11:.B13])" office:value-type="float" office:value="-1.5">
            <text:p>-1.50</text:p>
          </table:table-cell>
          <table:table-cell table:style-name="ce82" table:formula="of:=(MAX([.C11:.C13])-MIN([.C11:.C13]))/2+MIN([.C11:.C13])" office:value-type="float" office:value="1.875">
            <text:p>1.88</text:p>
          </table:table-cell>
          <table:table-cell table:style-name="ce122" table:formula="of:=[.B11]-[.$G$11]" office:value-type="float" office:value="0.35">
            <text:p>0.35</text:p>
          </table:table-cell>
          <table:table-cell table:style-name="ce122" table:formula="of:=[.C11]-[.$H$11]" office:value-type="float" office:value="-0.475">
            <text:p>-0.48</text:p>
          </table:table-cell>
          <table:table-cell table:style-name="ce135" office:value-type="float" office:value="23">
            <text:p>23</text:p>
          </table:table-cell>
          <table:table-cell table:style-name="ce31" office:value-type="float" office:value="0.138">
            <text:p>0.14</text:p>
          </table:table-cell>
          <table:table-cell table:style-name="ce146" table:formula="of:=(RANDBETWEEN(MIN([.G11:.H11])*100;MAX([.G11:.H11])*100)/1000)*2" office:value-type="float" office:value="-0.284">
            <text:p>-0.284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10" office:value-type="string">
            <text:p>Kapteyn's Star</text:p>
          </table:table-cell>
          <table:table-cell table:style-name="ce31" table:formula="of:=[.D12]/500000" office:value-type="float" office:value="-1.85">
            <text:p>-1.85</text:p>
          </table:table-cell>
          <table:table-cell table:style-name="ce31" table:formula="of:=[.E12]/500000" office:value-type="float" office:value="2.35">
            <text:p>2.35</text:p>
          </table:table-cell>
          <table:table-cell table:style-name="ce46" office:value-type="float" office:value="-925000">
            <text:p>-925,000</text:p>
          </table:table-cell>
          <table:table-cell table:style-name="ce46" office:value-type="float" office:value="1175000">
            <text:p>1,175,000</text:p>
          </table:table-cell>
          <table:table-cell table:style-name="ce64" office:value-type="string">
            <text:p>Cassiopeia</text:p>
          </table:table-cell>
          <table:table-cell table:style-name="ce31"/>
          <table:table-cell table:style-name="ce99"/>
          <table:table-cell table:style-name="ce122" table:formula="of:=[.B12]-[.$G$11]" office:value-type="float" office:value="-0.35">
            <text:p>-0.35</text:p>
          </table:table-cell>
          <table:table-cell table:style-name="ce122" table:formula="of:=[.C12]-[.$H$11]" office:value-type="float" office:value="0.475">
            <text:p>0.48</text:p>
          </table:table-cell>
          <table:table-cell table:style-name="ce135" office:value-type="float" office:value="6">
            <text:p>6</text:p>
          </table:table-cell>
          <table:table-cell table:style-name="ce31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0" office:value-type="string">
            <text:p>Tau Ceti</text:p>
          </table:table-cell>
          <table:table-cell table:style-name="ce31" table:formula="of:=[.D13]/500000" office:value-type="float" office:value="-1.64">
            <text:p>-1.64</text:p>
          </table:table-cell>
          <table:table-cell table:style-name="ce31" table:formula="of:=[.E13]/500000" office:value-type="float" office:value="2.08">
            <text:p>2.08</text:p>
          </table:table-cell>
          <table:table-cell table:style-name="ce46" office:value-type="float" office:value="-820000">
            <text:p>-820,000</text:p>
          </table:table-cell>
          <table:table-cell table:style-name="ce46" office:value-type="float" office:value="1040000">
            <text:p>1,040,000</text:p>
          </table:table-cell>
          <table:table-cell table:style-name="ce64" office:value-type="string">
            <text:p>Cassiopeia</text:p>
          </table:table-cell>
          <table:table-cell table:style-name="ce31"/>
          <table:table-cell table:style-name="ce100"/>
          <table:table-cell table:style-name="ce122" table:formula="of:=[.B13]-[.$G$11]" office:value-type="float" office:value="-0.14">
            <text:p>-0.14</text:p>
          </table:table-cell>
          <table:table-cell table:style-name="ce122" table:formula="of:=[.C13]-[.$H$11]" office:value-type="float" office:value="0.205">
            <text:p>0.21</text:p>
          </table:table-cell>
          <table:table-cell table:style-name="ce135" office:value-type="float" office:value="15">
            <text:p>15</text:p>
          </table:table-cell>
          <table:table-cell table:style-name="ce31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1" office:value-type="string">
            <text:p>Andosia</text:p>
          </table:table-cell>
          <table:table-cell table:style-name="ce32" table:formula="of:=[.D14]/500000" office:value-type="float" office:value="-1.41">
            <text:p>-1.41</text:p>
          </table:table-cell>
          <table:table-cell table:style-name="ce32" table:formula="of:=[.E14]/500000" office:value-type="float" office:value="0.28">
            <text:p>0.28</text:p>
          </table:table-cell>
          <table:table-cell table:style-name="ce47" office:value-type="float" office:value="-705000">
            <text:p>-705,000</text:p>
          </table:table-cell>
          <table:table-cell table:style-name="ce47" office:value-type="float" office:value="140000">
            <text:p>140,000</text:p>
          </table:table-cell>
          <table:table-cell table:style-name="ce65" office:value-type="string">
            <text:p>Columba</text:p>
          </table:table-cell>
          <table:table-cell table:style-name="ce32" table:formula="of:=(MAX([.B14:.B16])-MIN([.B14:.B16]))/2+MIN([.B14:.B16])" office:value-type="float" office:value="-1.38">
            <text:p>-1.38</text:p>
          </table:table-cell>
          <table:table-cell table:style-name="ce101" table:formula="of:=(MAX([.C14:.C17])-MIN([.C14:.C17]))/2+MIN([.C14:.C17])" office:value-type="float" office:value="0.17">
            <text:p>0.17</text:p>
          </table:table-cell>
          <table:table-cell table:style-name="ce123" table:formula="of:=[.B14]-[.$G$14]" office:value-type="float" office:value="-0.03">
            <text:p>-0.03</text:p>
          </table:table-cell>
          <table:table-cell table:style-name="ce123" table:formula="of:=[.C14]-[.$H$14]" office:value-type="float" office:value="0.11">
            <text:p>0.11</text:p>
          </table:table-cell>
          <table:table-cell table:style-name="ce136" office:value-type="float" office:value="12">
            <text:p>12</text:p>
          </table:table-cell>
          <table:table-cell table:style-name="ce32" office:value-type="float" office:value="-0.178">
            <text:p>-0.18</text:p>
          </table:table-cell>
          <table:table-cell table:style-name="ce146" table:formula="of:=(RANDBETWEEN(MIN([.G14:.H14])*100;MAX([.G14:.H14])*100)/1000)*2" office:value-type="float" office:value="-0.1">
            <text:p>-0.100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11" office:value-type="string">
            <text:p>Critium 32</text:p>
          </table:table-cell>
          <table:table-cell table:style-name="ce32" table:formula="of:=[.D15]/500000" office:value-type="float" office:value="-1.74">
            <text:p>-1.74</text:p>
          </table:table-cell>
          <table:table-cell table:style-name="ce32" table:formula="of:=[.E15]/500000" office:value-type="float" office:value="0.1">
            <text:p>0.10</text:p>
          </table:table-cell>
          <table:table-cell table:style-name="ce48" office:value-type="float" office:value="-870000">
            <text:p>-870,000</text:p>
          </table:table-cell>
          <table:table-cell table:style-name="ce48" office:value-type="float" office:value="50000">
            <text:p>50,000</text:p>
          </table:table-cell>
          <table:table-cell table:style-name="ce65" office:value-type="string">
            <text:p>Columba</text:p>
          </table:table-cell>
          <table:table-cell table:style-name="ce32"/>
          <table:table-cell table:style-name="ce102"/>
          <table:table-cell table:style-name="ce123" table:formula="of:=[.B15]-[.$G$14]" office:value-type="float" office:value="-0.36">
            <text:p>-0.36</text:p>
          </table:table-cell>
          <table:table-cell table:style-name="ce123" table:formula="of:=[.C15]-[.$H$14]" office:value-type="float" office:value="-0.07">
            <text:p>-0.07</text:p>
          </table:table-cell>
          <table:table-cell table:style-name="ce136" office:value-type="float" office:value="11">
            <text:p>11</text:p>
          </table:table-cell>
          <table:table-cell table:style-name="ce32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2" office:value-type="string">
            <text:p>R33</text:p>
          </table:table-cell>
          <table:table-cell table:style-name="ce32" table:formula="of:=[.D16]/500000" office:value-type="float" office:value="-1.02">
            <text:p>-1.02</text:p>
          </table:table-cell>
          <table:table-cell table:style-name="ce32" table:formula="of:=[.E16]/500000" office:value-type="float" office:value="0.37">
            <text:p>0.37</text:p>
          </table:table-cell>
          <table:table-cell table:style-name="ce49" office:value-type="float" office:value="-510000">
            <text:p>-510,000</text:p>
          </table:table-cell>
          <table:table-cell table:style-name="ce49" office:value-type="float" office:value="185000">
            <text:p>185,000</text:p>
          </table:table-cell>
          <table:table-cell table:style-name="ce66" office:value-type="string">
            <text:p>Columba</text:p>
          </table:table-cell>
          <table:table-cell table:style-name="ce32"/>
          <table:table-cell table:style-name="ce101"/>
          <table:table-cell table:style-name="ce123" table:formula="of:=[.B16]-[.$G$14]" office:value-type="float" office:value="0.36">
            <text:p>0.36</text:p>
          </table:table-cell>
          <table:table-cell table:style-name="ce123" table:formula="of:=[.C16]-[.$H$14]" office:value-type="float" office:value="0.2">
            <text:p>0.20</text:p>
          </table:table-cell>
          <table:table-cell table:style-name="ce136" office:value-type="float" office:value="12">
            <text:p>12</text:p>
          </table:table-cell>
          <table:table-cell table:style-name="ce32"/>
          <table:table-cell/>
          <table:table-cell table:style-name="ce147"/>
          <table:table-cell/>
          <table:table-cell table:style-name="ce150"/>
          <table:table-cell table:number-columns-repeated="1008"/>
        </table:table-row>
        <table:table-row table:style-name="ro2">
          <table:table-cell table:style-name="ce12" office:value-type="string">
            <text:p>Challenger</text:p>
          </table:table-cell>
          <table:table-cell table:style-name="ce32" table:formula="of:=[.D17]/500000" office:value-type="float" office:value="-1.02">
            <text:p>-1.02</text:p>
          </table:table-cell>
          <table:table-cell table:style-name="ce32" table:formula="of:=[.E17]/500000" office:value-type="float" office:value="-0.03">
            <text:p>-0.03</text:p>
          </table:table-cell>
          <table:table-cell table:style-name="ce49" office:value-type="float" office:value="-510000">
            <text:p>-510,000</text:p>
          </table:table-cell>
          <table:table-cell table:style-name="ce49" table:formula="of:=[.E16]-([.E36]-[.E15])" office:value-type="float" office:value="-15000">
            <text:p>-15,000</text:p>
          </table:table-cell>
          <table:table-cell table:style-name="ce66" office:value-type="string">
            <text:p>Columba</text:p>
          </table:table-cell>
          <table:table-cell table:style-name="ce32"/>
          <table:table-cell table:style-name="ce101"/>
          <table:table-cell table:style-name="ce123" table:formula="of:=[.B17]-[.$G$14]" office:value-type="float" office:value="0.36">
            <text:p>0.36</text:p>
          </table:table-cell>
          <table:table-cell table:style-name="ce123" table:formula="of:=[.C17]-[.$H$14]" office:value-type="float" office:value="-0.2">
            <text:p>-0.20</text:p>
          </table:table-cell>
          <table:table-cell table:style-name="ce137" office:value-type="float" office:value="12">
            <text:p>12</text:p>
          </table:table-cell>
          <table:table-cell table:style-name="ce32"/>
          <table:table-cell/>
          <table:table-cell table:style-name="ce147"/>
          <table:table-cell/>
          <table:table-cell table:style-name="ce150"/>
          <table:table-cell table:number-columns-repeated="1008"/>
        </table:table-row>
        <table:table-row table:style-name="ro2">
          <table:table-cell table:style-name="ce13" office:value-type="string">
            <text:p>Alpha Centauri</text:p>
          </table:table-cell>
          <table:table-cell table:style-name="ce33" table:formula="of:=[.D18]/500000" office:value-type="float" office:value="-2.12">
            <text:p>-2.12</text:p>
          </table:table-cell>
          <table:table-cell table:style-name="ce33" table:formula="of:=[.E18]/500000" office:value-type="float" office:value="-1.49">
            <text:p>-1.49</text:p>
          </table:table-cell>
          <table:table-cell table:style-name="ce50" office:value-type="float" office:value="-1060000">
            <text:p>-1,060,000</text:p>
          </table:table-cell>
          <table:table-cell table:style-name="ce50" office:value-type="float" office:value="-745000">
            <text:p>-745,000</text:p>
          </table:table-cell>
          <table:table-cell table:style-name="ce67" office:value-type="string">
            <text:p>Lacerta</text:p>
          </table:table-cell>
          <table:table-cell table:style-name="ce83" table:formula="of:=(MAX([.B18:.B20])-MIN([.B18:.B20]))/2+MIN([.B18:.B20])" office:value-type="float" office:value="-1.895">
            <text:p>-1.90</text:p>
          </table:table-cell>
          <table:table-cell table:style-name="ce83" table:formula="of:=(MAX([.C18:.C20])-MIN([.C18:.C20]))/2+MIN([.C18:.C20])" office:value-type="float" office:value="-1.455">
            <text:p>-1.46</text:p>
          </table:table-cell>
          <table:table-cell table:style-name="ce124" table:formula="of:=[.B18]-[.$G$18]" office:value-type="float" office:value="-0.225">
            <text:p>-0.23</text:p>
          </table:table-cell>
          <table:table-cell table:style-name="ce124" table:formula="of:=[.C18]-[.$H$18]" office:value-type="float" office:value="-0.0349999999999999">
            <text:p>-0.03</text:p>
          </table:table-cell>
          <table:table-cell table:style-name="ce138" office:value-type="float" office:value="5">
            <text:p>5</text:p>
          </table:table-cell>
          <table:table-cell table:style-name="ce40" office:value-type="float" office:value="-0.32">
            <text:p>-0.32</text:p>
          </table:table-cell>
          <table:table-cell table:style-name="ce146" table:formula="of:=(RANDBETWEEN(MIN([.G18:.H18])*100;MAX([.G18:.H18])*100)/1000)*2" office:value-type="float" office:value="-0.304">
            <text:p>-0.304</text:p>
          </table:table-cell>
          <table:table-cell table:style-name="ce147"/>
          <table:table-cell/>
          <table:table-cell table:style-name="ce150"/>
          <table:table-cell table:number-columns-repeated="1008"/>
        </table:table-row>
        <table:table-row table:style-name="ro2">
          <table:table-cell table:style-name="ce14" office:value-type="string">
            <text:p>Sol</text:p>
          </table:table-cell>
          <table:table-cell table:style-name="ce33" table:formula="of:=[.D19]/500000" office:value-type="float" office:value="-1.67">
            <text:p>-1.67</text:p>
          </table:table-cell>
          <table:table-cell table:style-name="ce33" table:formula="of:=[.E19]/500000" office:value-type="float" office:value="-1.11">
            <text:p>-1.11</text:p>
          </table:table-cell>
          <table:table-cell table:style-name="ce50" office:value-type="float" office:value="-835000">
            <text:p>-835,000</text:p>
          </table:table-cell>
          <table:table-cell table:style-name="ce50" office:value-type="float" office:value="-555000">
            <text:p>-555,000</text:p>
          </table:table-cell>
          <table:table-cell table:style-name="ce67" office:value-type="string">
            <text:p>Lacerta</text:p>
          </table:table-cell>
          <table:table-cell table:style-name="ce33"/>
          <table:table-cell table:style-name="ce103"/>
          <table:table-cell table:style-name="ce124" table:formula="of:=[.B19]-[.$G$18]" office:value-type="float" office:value="0.225">
            <text:p>0.23</text:p>
          </table:table-cell>
          <table:table-cell table:style-name="ce124" table:formula="of:=[.C19]-[.$H$18]" office:value-type="float" office:value="0.345">
            <text:p>0.35</text:p>
          </table:table-cell>
          <table:table-cell table:style-name="ce138" office:value-type="float" office:value="26">
            <text:p>26</text:p>
          </table:table-cell>
          <table:table-cell table:style-name="ce40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5" office:value-type="string">
            <text:p>Struve 2398</text:p>
          </table:table-cell>
          <table:table-cell table:style-name="ce33" table:formula="of:=[.D20]/500000" office:value-type="float" office:value="-2.03">
            <text:p>-2.03</text:p>
          </table:table-cell>
          <table:table-cell table:style-name="ce33" table:formula="of:=[.E20]/500000" office:value-type="float" office:value="-1.8">
            <text:p>-1.80</text:p>
          </table:table-cell>
          <table:table-cell table:style-name="ce50" office:value-type="float" office:value="-1015000">
            <text:p>-1,015,000</text:p>
          </table:table-cell>
          <table:table-cell table:style-name="ce50" office:value-type="float" office:value="-900000">
            <text:p>-900,000</text:p>
          </table:table-cell>
          <table:table-cell table:style-name="ce67" office:value-type="string">
            <text:p>Lacerta</text:p>
          </table:table-cell>
          <table:table-cell table:style-name="ce84"/>
          <table:table-cell table:style-name="ce104"/>
          <table:table-cell table:style-name="ce124" table:formula="of:=[.B20]-[.$G$18]" office:value-type="float" office:value="-0.135">
            <text:p>-0.14</text:p>
          </table:table-cell>
          <table:table-cell table:style-name="ce124" table:formula="of:=[.C20]-[.$H$18]" office:value-type="float" office:value="-0.345">
            <text:p>-0.35</text:p>
          </table:table-cell>
          <table:table-cell table:style-name="ce139" office:value-type="float" office:value="8">
            <text:p>8</text:p>
          </table:table-cell>
          <table:table-cell table:style-name="ce33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6" office:value-type="string">
            <text:p>Cygnus</text:p>
          </table:table-cell>
          <table:table-cell table:style-name="ce34" table:formula="of:=[.D21]/500000" office:value-type="float" office:value="-0.92">
            <text:p>-0.92</text:p>
          </table:table-cell>
          <table:table-cell table:style-name="ce34" table:formula="of:=[.E21]/500000" office:value-type="float" office:value="1.24">
            <text:p>1.24</text:p>
          </table:table-cell>
          <table:table-cell table:style-name="ce51" office:value-type="float" office:value="-460000">
            <text:p>-460,000</text:p>
          </table:table-cell>
          <table:table-cell table:style-name="ce51" office:value-type="float" office:value="620000">
            <text:p>620,000</text:p>
          </table:table-cell>
          <table:table-cell table:style-name="ce68" office:value-type="string">
            <text:p>Norma</text:p>
          </table:table-cell>
          <table:table-cell table:style-name="ce85" table:formula="of:=(MAX([.B21:.B23])-MIN([.B21:.B23]))/2+MIN([.B21:.B23])" office:value-type="float" office:value="-0.64">
            <text:p>-0.64</text:p>
          </table:table-cell>
          <table:table-cell table:style-name="ce85" table:formula="of:=(MAX([.C21:.C23])-MIN([.C21:.C23]))/2+MIN([.C21:.C23])" office:value-type="float" office:value="1.08">
            <text:p>1.08</text:p>
          </table:table-cell>
          <table:table-cell table:style-name="ce125" table:formula="of:=[.B21]-[.$G$21]" office:value-type="float" office:value="-0.28">
            <text:p>-0.28</text:p>
          </table:table-cell>
          <table:table-cell table:style-name="ce125" table:formula="of:=[.C21]-[.$H$21]" office:value-type="float" office:value="0.16">
            <text:p>0.16</text:p>
          </table:table-cell>
          <table:table-cell table:style-name="ce140" office:value-type="float" office:value="15">
            <text:p>15</text:p>
          </table:table-cell>
          <table:table-cell table:style-name="ce34" office:value-type="float" office:value="0.062">
            <text:p>0.06</text:p>
          </table:table-cell>
          <table:table-cell table:style-name="ce146" table:formula="of:=(RANDBETWEEN(MIN([.G21:.H21])*100;MAX([.G21:.H21])*100)/1000)*2" office:value-type="float" office:value="-0.016">
            <text:p>-0.016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17" office:value-type="string">
            <text:p>Epsilon Ind</text:p>
          </table:table-cell>
          <table:table-cell table:style-name="ce34" table:formula="of:=[.D22]/500000" office:value-type="float" office:value="-0.34">
            <text:p>-0.34</text:p>
          </table:table-cell>
          <table:table-cell table:style-name="ce34" table:formula="of:=[.E22]/500000" office:value-type="float" office:value="0.92">
            <text:p>0.92</text:p>
          </table:table-cell>
          <table:table-cell table:style-name="ce52" office:value-type="float" office:value="-170000">
            <text:p>-170,000</text:p>
          </table:table-cell>
          <table:table-cell table:style-name="ce52" office:value-type="float" office:value="460000">
            <text:p>460,000</text:p>
          </table:table-cell>
          <table:table-cell table:style-name="ce69" office:value-type="string">
            <text:p>Norma</text:p>
          </table:table-cell>
          <table:table-cell table:style-name="ce86"/>
          <table:table-cell table:style-name="ce105"/>
          <table:table-cell table:style-name="ce125" table:formula="of:=[.B22]-[.$G$21]" office:value-type="float" office:value="0.3">
            <text:p>0.30</text:p>
          </table:table-cell>
          <table:table-cell table:style-name="ce125" table:formula="of:=[.C22]-[.$H$21]" office:value-type="float" office:value="-0.16">
            <text:p>-0.16</text:p>
          </table:table-cell>
          <table:table-cell table:style-name="ce140" office:value-type="float" office:value="30">
            <text:p>30</text:p>
          </table:table-cell>
          <table:table-cell table:style-name="ce34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6" office:value-type="string">
            <text:p>Ross 248</text:p>
          </table:table-cell>
          <table:table-cell table:style-name="ce34" table:formula="of:=[.D23]/500000" office:value-type="float" office:value="-0.94">
            <text:p>-0.94</text:p>
          </table:table-cell>
          <table:table-cell table:style-name="ce34" table:formula="of:=[.E23]/500000" office:value-type="float" office:value="1.02">
            <text:p>1.02</text:p>
          </table:table-cell>
          <table:table-cell table:style-name="ce51" office:value-type="float" office:value="-470000">
            <text:p>-470,000</text:p>
          </table:table-cell>
          <table:table-cell table:style-name="ce51" office:value-type="float" office:value="510000">
            <text:p>510,000</text:p>
          </table:table-cell>
          <table:table-cell table:style-name="ce68" office:value-type="string">
            <text:p>Norma</text:p>
          </table:table-cell>
          <table:table-cell table:style-name="ce34"/>
          <table:table-cell table:style-name="ce106"/>
          <table:table-cell table:style-name="ce125" table:formula="of:=[.B23]-[.$G$21]" office:value-type="float" office:value="-0.3">
            <text:p>-0.30</text:p>
          </table:table-cell>
          <table:table-cell table:style-name="ce125" table:formula="of:=[.C23]-[.$H$21]" office:value-type="float" office:value="-0.0600000000000001">
            <text:p>-0.06</text:p>
          </table:table-cell>
          <table:table-cell table:style-name="ce140" office:value-type="float" office:value="8">
            <text:p>8</text:p>
          </table:table-cell>
          <table:table-cell table:style-name="ce34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8" office:value-type="string">
            <text:p>Delta Pavonis</text:p>
          </table:table-cell>
          <table:table-cell table:style-name="ce35" table:formula="of:=[.D24]/500000" office:value-type="float" office:value="0.56">
            <text:p>0.56</text:p>
          </table:table-cell>
          <table:table-cell table:style-name="ce35" table:formula="of:=[.E24]/500000" office:value-type="float" office:value="-0.45">
            <text:p>-0.45</text:p>
          </table:table-cell>
          <table:table-cell table:style-name="ce53" office:value-type="float" office:value="280000">
            <text:p>280,000</text:p>
          </table:table-cell>
          <table:table-cell table:style-name="ce53" office:value-type="float" office:value="-225000">
            <text:p>-225,000</text:p>
          </table:table-cell>
          <table:table-cell table:style-name="ce70" office:value-type="string">
            <text:p>Pavo</text:p>
          </table:table-cell>
          <table:table-cell table:style-name="ce87" table:formula="of:=(MAX([.B24:.B26])-MIN([.B24:.B26]))/2+MIN([.B24:.B26])" office:value-type="float" office:value="0.985">
            <text:p>0.99</text:p>
          </table:table-cell>
          <table:table-cell table:style-name="ce87" table:formula="of:=(MAX([.C24:.C26])-MIN([.C24:.C26]))/2+MIN([.C24:.C26])" office:value-type="float" office:value="-0.215">
            <text:p>-0.22</text:p>
          </table:table-cell>
          <table:table-cell table:style-name="ce126" table:formula="of:=[.B24]-[.$G$24]" office:value-type="float" office:value="-0.425">
            <text:p>-0.43</text:p>
          </table:table-cell>
          <table:table-cell table:style-name="ce126" table:formula="of:=[.C24]-[.$H$24]" office:value-type="float" office:value="-0.235">
            <text:p>-0.24</text:p>
          </table:table-cell>
          <table:table-cell table:style-name="ce141" office:value-type="float" office:value="12">
            <text:p>12</text:p>
          </table:table-cell>
          <table:table-cell table:style-name="ce35" office:value-type="float" office:value="0.038">
            <text:p>0.04</text:p>
          </table:table-cell>
          <table:table-cell table:style-name="ce146" table:formula="of:=(RANDBETWEEN(MIN([.G24:.H24])*100;MAX([.G24:.H24])*100)/1000)*2" office:value-type="float" office:value="0.084">
            <text:p>0.084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19" office:value-type="string">
            <text:p>Epsilon Eri</text:p>
          </table:table-cell>
          <table:table-cell table:style-name="ce35" table:formula="of:=[.D25]/500000" office:value-type="float" office:value="0.58">
            <text:p>0.58</text:p>
          </table:table-cell>
          <table:table-cell table:style-name="ce35" table:formula="of:=[.E25]/500000" office:value-type="float" office:value="0.02">
            <text:p>0.02</text:p>
          </table:table-cell>
          <table:table-cell table:style-name="ce53" office:value-type="float" office:value="290000">
            <text:p>290,000</text:p>
          </table:table-cell>
          <table:table-cell table:style-name="ce53" office:value-type="float" office:value="10000">
            <text:p>10,000</text:p>
          </table:table-cell>
          <table:table-cell table:style-name="ce70" office:value-type="string">
            <text:p>Pavo</text:p>
          </table:table-cell>
          <table:table-cell table:style-name="ce87"/>
          <table:table-cell table:style-name="ce107"/>
          <table:table-cell table:style-name="ce126" table:formula="of:=[.B25]-[.$G$24]" office:value-type="float" office:value="-0.405">
            <text:p>-0.41</text:p>
          </table:table-cell>
          <table:table-cell table:style-name="ce126" table:formula="of:=[.C25]-[.$H$24]" office:value-type="float" office:value="0.235">
            <text:p>0.24</text:p>
          </table:table-cell>
          <table:table-cell table:style-name="ce141" office:value-type="float" office:value="15">
            <text:p>15</text:p>
          </table:table-cell>
          <table:table-cell table:style-name="ce35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18" office:value-type="string">
            <text:p>Procyon</text:p>
          </table:table-cell>
          <table:table-cell table:style-name="ce35" table:formula="of:=[.D26]/500000" office:value-type="float" office:value="1.41">
            <text:p>1.41</text:p>
          </table:table-cell>
          <table:table-cell table:style-name="ce35" table:formula="of:=[.E26]/500000" office:value-type="float" office:value="-0.27">
            <text:p>-0.27</text:p>
          </table:table-cell>
          <table:table-cell table:style-name="ce53" office:value-type="float" office:value="705000">
            <text:p>705,000</text:p>
          </table:table-cell>
          <table:table-cell table:style-name="ce53" office:value-type="float" office:value="-135000">
            <text:p>-135,000</text:p>
          </table:table-cell>
          <table:table-cell table:style-name="ce71" office:value-type="string">
            <text:p>Pavo</text:p>
          </table:table-cell>
          <table:table-cell table:style-name="ce35"/>
          <table:table-cell table:style-name="ce108"/>
          <table:table-cell table:style-name="ce126" table:formula="of:=[.B26]-[.$G$24]" office:value-type="float" office:value="0.425">
            <text:p>0.43</text:p>
          </table:table-cell>
          <table:table-cell table:style-name="ce126" table:formula="of:=[.C26]-[.$H$24]" office:value-type="float" office:value="-0.055">
            <text:p>-0.06</text:p>
          </table:table-cell>
          <table:table-cell table:style-name="ce141" office:value-type="float" office:value="21">
            <text:p>21</text:p>
          </table:table-cell>
          <table:table-cell table:style-name="ce35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0" office:value-type="string">
            <text:p>Ross 148</text:p>
          </table:table-cell>
          <table:table-cell table:style-name="ce36" table:formula="of:=[.D27]/500000" office:value-type="float" office:value="-0.94">
            <text:p>-0.94</text:p>
          </table:table-cell>
          <table:table-cell table:style-name="ce36" table:formula="of:=[.E27]/500000" office:value-type="float" office:value="-1.05">
            <text:p>-1.05</text:p>
          </table:table-cell>
          <table:table-cell table:style-name="ce54" office:value-type="float" office:value="-470000">
            <text:p>-470,000</text:p>
          </table:table-cell>
          <table:table-cell table:style-name="ce54" office:value-type="float" office:value="-525000">
            <text:p>-525,000</text:p>
          </table:table-cell>
          <table:table-cell table:style-name="ce72" office:value-type="string">
            <text:p>Perseus</text:p>
          </table:table-cell>
          <table:table-cell table:style-name="ce36" table:formula="of:=(MAX([.B27:.B29])-MIN([.B27:.B29]))/2+MIN([.B27:.B29])" office:value-type="float" office:value="-0.825">
            <text:p>-0.83</text:p>
          </table:table-cell>
          <table:table-cell table:style-name="ce36" table:formula="of:=(MAX([.C27:.C29])-MIN([.C27:.C29]))/2+MIN([.C27:.C29])" office:value-type="float" office:value="-0.605">
            <text:p>-0.61</text:p>
          </table:table-cell>
          <table:table-cell table:style-name="ce127" table:formula="of:=[.B27]-[.$G$27]" office:value-type="float" office:value="-0.115">
            <text:p>-0.12</text:p>
          </table:table-cell>
          <table:table-cell table:style-name="ce127" table:formula="of:=[.C27]-[.$H$27]" office:value-type="float" office:value="-0.445">
            <text:p>-0.45</text:p>
          </table:table-cell>
          <table:table-cell table:style-name="ce142" office:value-type="float" office:value="8">
            <text:p>8</text:p>
          </table:table-cell>
          <table:table-cell table:style-name="ce36" office:value-type="float" office:value="-0.124">
            <text:p>-0.12</text:p>
          </table:table-cell>
          <table:table-cell table:style-name="ce146" table:formula="of:=(RANDBETWEEN(MIN([.G27:.H27])*100;MAX([.G27:.H27])*100)/1000)*2" office:value-type="float" office:value="-0.152">
            <text:p>-0.152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20" office:value-type="string">
            <text:p>Wolf 359</text:p>
          </table:table-cell>
          <table:table-cell table:style-name="ce36" table:formula="of:=[.D28]/500000" office:value-type="float" office:value="-0.71">
            <text:p>-0.71</text:p>
          </table:table-cell>
          <table:table-cell table:style-name="ce36" table:formula="of:=[.E28]/500000" office:value-type="float" office:value="-0.73">
            <text:p>-0.73</text:p>
          </table:table-cell>
          <table:table-cell table:style-name="ce54" office:value-type="float" office:value="-355000">
            <text:p>-355,000</text:p>
          </table:table-cell>
          <table:table-cell table:style-name="ce54" office:value-type="float" office:value="-365000">
            <text:p>-365,000</text:p>
          </table:table-cell>
          <table:table-cell table:style-name="ce72" office:value-type="string">
            <text:p>Perseus</text:p>
          </table:table-cell>
          <table:table-cell table:style-name="ce36"/>
          <table:table-cell table:style-name="ce109"/>
          <table:table-cell table:style-name="ce127" table:formula="of:=[.B28]-[.$G$27]" office:value-type="float" office:value="0.115">
            <text:p>0.12</text:p>
          </table:table-cell>
          <table:table-cell table:style-name="ce127" table:formula="of:=[.C28]-[.$H$27]" office:value-type="float" office:value="-0.125">
            <text:p>-0.13</text:p>
          </table:table-cell>
          <table:table-cell table:style-name="ce142" office:value-type="float" office:value="7">
            <text:p>7</text:p>
          </table:table-cell>
          <table:table-cell table:style-name="ce36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1" office:value-type="string">
            <text:p>Van Maanen</text:p>
          </table:table-cell>
          <table:table-cell table:style-name="ce36" table:formula="of:=[.D29]/500000" office:value-type="float" office:value="-0.71">
            <text:p>-0.71</text:p>
          </table:table-cell>
          <table:table-cell table:style-name="ce36" table:formula="of:=[.E29]/500000" office:value-type="float" office:value="-0.16">
            <text:p>-0.16</text:p>
          </table:table-cell>
          <table:table-cell table:style-name="ce54" office:value-type="float" office:value="-355000">
            <text:p>-355,000</text:p>
          </table:table-cell>
          <table:table-cell table:style-name="ce54" office:value-type="float" office:value="-80000">
            <text:p>-80,000</text:p>
          </table:table-cell>
          <table:table-cell table:style-name="ce73" office:value-type="string">
            <text:p>Perseus</text:p>
          </table:table-cell>
          <table:table-cell table:style-name="ce36"/>
          <table:table-cell table:style-name="ce110"/>
          <table:table-cell table:style-name="ce127" table:formula="of:=[.B29]-[.$G$27]" office:value-type="float" office:value="0.115">
            <text:p>0.12</text:p>
          </table:table-cell>
          <table:table-cell table:style-name="ce127" table:formula="of:=[.C29]-[.$H$27]" office:value-type="float" office:value="0.445">
            <text:p>0.45</text:p>
          </table:table-cell>
          <table:table-cell table:style-name="ce142" office:value-type="float" office:value="5">
            <text:p>5</text:p>
          </table:table-cell>
          <table:table-cell table:style-name="ce36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2" office:value-type="string">
            <text:p>Dres-kona</text:p>
          </table:table-cell>
          <table:table-cell table:style-name="ce37" table:formula="of:=[.D30]/500000" office:value-type="float" office:value="1.8">
            <text:p>1.80</text:p>
          </table:table-cell>
          <table:table-cell table:style-name="ce37" table:formula="of:=[.E30]/500000" office:value-type="float" office:value="2.31">
            <text:p>2.31</text:p>
          </table:table-cell>
          <table:table-cell table:style-name="ce55" office:value-type="float" office:value="900000">
            <text:p>900,000</text:p>
          </table:table-cell>
          <table:table-cell table:style-name="ce55" office:value-type="float" office:value="1155000">
            <text:p>1,155,000</text:p>
          </table:table-cell>
          <table:table-cell table:style-name="ce74" office:value-type="string">
            <text:p>Rogen's Rift</text:p>
          </table:table-cell>
          <table:table-cell table:style-name="ce88" table:formula="of:=(MAX([.B30:.B32])-MIN([.B30:.B32]))/2+MIN([.B30:.B32])" office:value-type="float" office:value="1.3">
            <text:p>1.30</text:p>
          </table:table-cell>
          <table:table-cell table:style-name="ce88" table:formula="of:=(MAX([.C30:.C32])-MIN([.C30:.C32]))/2+MIN([.C30:.C32])" office:value-type="float" office:value="1.91">
            <text:p>1.91</text:p>
          </table:table-cell>
          <table:table-cell table:style-name="ce128" table:formula="of:=[.B30]-[.$G$30]" office:value-type="float" office:value="0.5">
            <text:p>0.50</text:p>
          </table:table-cell>
          <table:table-cell table:style-name="ce128" table:formula="of:=[.C30]-[.$H$30]" office:value-type="float" office:value="0.4">
            <text:p>0.40</text:p>
          </table:table-cell>
          <table:table-cell table:style-name="ce143" office:value-type="float" office:value="13">
            <text:p>13</text:p>
          </table:table-cell>
          <table:table-cell table:style-name="ce37" office:value-type="float" office:value="0.276">
            <text:p>0.28</text:p>
          </table:table-cell>
          <table:table-cell table:style-name="ce146" table:formula="of:=(RANDBETWEEN(MIN([.G30:.H30])*100;MAX([.G30:.H30])*100)/1000)*2" office:value-type="float" office:value="0.324">
            <text:p>0.324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23" office:value-type="string">
            <text:p>Ross 348</text:p>
          </table:table-cell>
          <table:table-cell table:style-name="ce37" table:formula="of:=[.D31]/500000" office:value-type="float" office:value="0.46">
            <text:p>0.46</text:p>
          </table:table-cell>
          <table:table-cell table:style-name="ce37" table:formula="of:=[.E31]/500000" office:value-type="float" office:value="2.33">
            <text:p>2.33</text:p>
          </table:table-cell>
          <table:table-cell table:style-name="ce55" office:value-type="float" office:value="230000">
            <text:p>230,000</text:p>
          </table:table-cell>
          <table:table-cell table:style-name="ce55" office:value-type="float" office:value="1165000">
            <text:p>1,165,000</text:p>
          </table:table-cell>
          <table:table-cell table:style-name="ce74" office:value-type="string">
            <text:p>Rogen's Rift</text:p>
          </table:table-cell>
          <table:table-cell table:style-name="ce88"/>
          <table:table-cell table:style-name="ce111"/>
          <table:table-cell table:style-name="ce128" table:formula="of:=[.B31]-[.$G$30]" office:value-type="float" office:value="-0.84">
            <text:p>-0.84</text:p>
          </table:table-cell>
          <table:table-cell table:style-name="ce128" table:formula="of:=[.C31]-[.$H$30]" office:value-type="float" office:value="0.42">
            <text:p>0.42</text:p>
          </table:table-cell>
          <table:table-cell table:style-name="ce143" office:value-type="float" office:value="13">
            <text:p>13</text:p>
          </table:table-cell>
          <table:table-cell table:style-name="ce37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3" office:value-type="string">
            <text:p>Ross 448</text:p>
          </table:table-cell>
          <table:table-cell table:style-name="ce37" table:formula="of:=[.D32]/500000" office:value-type="float" office:value="2.14">
            <text:p>2.14</text:p>
          </table:table-cell>
          <table:table-cell table:style-name="ce37" table:formula="of:=[.E32]/500000" office:value-type="float" office:value="1.49">
            <text:p>1.49</text:p>
          </table:table-cell>
          <table:table-cell table:style-name="ce55" office:value-type="float" office:value="1070000">
            <text:p>1,070,000</text:p>
          </table:table-cell>
          <table:table-cell table:style-name="ce55" office:value-type="float" office:value="745000">
            <text:p>745,000</text:p>
          </table:table-cell>
          <table:table-cell table:style-name="ce74" office:value-type="string">
            <text:p>Rogen's Rift</text:p>
          </table:table-cell>
          <table:table-cell table:style-name="ce89"/>
          <table:table-cell table:style-name="ce112"/>
          <table:table-cell table:style-name="ce128" table:formula="of:=[.B32]-[.$G$30]" office:value-type="float" office:value="0.84">
            <text:p>0.84</text:p>
          </table:table-cell>
          <table:table-cell table:style-name="ce128" table:formula="of:=[.C32]-[.$H$30]" office:value-type="float" office:value="-0.42">
            <text:p>-0.42</text:p>
          </table:table-cell>
          <table:table-cell table:style-name="ce143" office:value-type="float" office:value="7">
            <text:p>7</text:p>
          </table:table-cell>
          <table:table-cell table:style-name="ce37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4" office:value-type="string">
            <text:p>BD-43*44A</text:p>
          </table:table-cell>
          <table:table-cell table:style-name="ce38" table:formula="of:=[.D33]/500000" office:value-type="float" office:value="0.08">
            <text:p>0.08</text:p>
          </table:table-cell>
          <table:table-cell table:style-name="ce38" table:formula="of:=[.E33]/500000" office:value-type="float" office:value="0.45">
            <text:p>0.45</text:p>
          </table:table-cell>
          <table:table-cell table:style-name="ce56" office:value-type="float" office:value="40000">
            <text:p>40,000</text:p>
          </table:table-cell>
          <table:table-cell table:style-name="ce56" office:value-type="float" office:value="225000">
            <text:p>225,000</text:p>
          </table:table-cell>
          <table:table-cell table:style-name="ce75" office:value-type="string">
            <text:p>Sagittarius</text:p>
          </table:table-cell>
          <table:table-cell table:style-name="ce38" table:formula="of:=(MAX([.B33:.B35])-MIN([.B33:.B35]))/2+MIN([.B33:.B35])" office:value-type="float" office:value="-0.235">
            <text:p>-0.24</text:p>
          </table:table-cell>
          <table:table-cell table:style-name="ce113" table:formula="of:=(MAX([.C33:.C35])-MIN([.C33:.C35]))/2+MIN([.C33:.C35])" office:value-type="float" office:value="0.235">
            <text:p>0.24</text:p>
          </table:table-cell>
          <table:table-cell table:style-name="ce129" table:formula="of:=[.B33]-[.$G$33]" office:value-type="float" office:value="0.315">
            <text:p>0.32</text:p>
          </table:table-cell>
          <table:table-cell table:style-name="ce129" table:formula="of:=[.C33]-[.$H$33]" office:value-type="float" office:value="0.215">
            <text:p>0.22</text:p>
          </table:table-cell>
          <table:table-cell table:style-name="ce144" office:value-type="float" office:value="14">
            <text:p>14</text:p>
          </table:table-cell>
          <table:table-cell table:style-name="ce38" office:value-type="float" office:value="-0.004">
            <text:p>-0.00</text:p>
          </table:table-cell>
          <table:table-cell table:style-name="ce146" table:formula="of:=(RANDBETWEEN(MIN([.G33:.H33])*100;MAX([.G33:.H33])*100)/1000)*2" office:value-type="float" office:value="-0.032">
            <text:p>-0.032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24" office:value-type="string">
            <text:p>Lalande</text:p>
          </table:table-cell>
          <table:table-cell table:style-name="ce38" table:formula="of:=[.D34]/500000" office:value-type="float" office:value="-0.19">
            <text:p>-0.19</text:p>
          </table:table-cell>
          <table:table-cell table:style-name="ce38" table:formula="of:=[.E34]/500000" office:value-type="float" office:value="0.02">
            <text:p>0.02</text:p>
          </table:table-cell>
          <table:table-cell table:style-name="ce56" office:value-type="float" office:value="-95000">
            <text:p>-95,000</text:p>
          </table:table-cell>
          <table:table-cell table:style-name="ce56" office:value-type="float" office:value="10000">
            <text:p>10,000</text:p>
          </table:table-cell>
          <table:table-cell table:style-name="ce75" office:value-type="string">
            <text:p>Sagittarius</text:p>
          </table:table-cell>
          <table:table-cell table:style-name="ce90"/>
          <table:table-cell table:style-name="ce114"/>
          <table:table-cell table:style-name="ce129" table:formula="of:=[.B34]-[.$G$33]" office:value-type="float" office:value="0.045">
            <text:p>0.05</text:p>
          </table:table-cell>
          <table:table-cell table:style-name="ce129" table:formula="of:=[.C34]-[.$H$33]" office:value-type="float" office:value="-0.215">
            <text:p>-0.22</text:p>
          </table:table-cell>
          <table:table-cell table:style-name="ce144" office:value-type="float" office:value="9">
            <text:p>9</text:p>
          </table:table-cell>
          <table:table-cell table:style-name="ce38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4" office:value-type="string">
            <text:p>Luyten 726</text:p>
          </table:table-cell>
          <table:table-cell table:style-name="ce38" table:formula="of:=[.D35]/500000" office:value-type="float" office:value="-0.55">
            <text:p>-0.55</text:p>
          </table:table-cell>
          <table:table-cell table:style-name="ce38" table:formula="of:=[.E35]/500000" office:value-type="float" office:value="0.3">
            <text:p>0.30</text:p>
          </table:table-cell>
          <table:table-cell table:style-name="ce56" office:value-type="float" office:value="-275000">
            <text:p>-275,000</text:p>
          </table:table-cell>
          <table:table-cell table:style-name="ce56" office:value-type="float" office:value="150000">
            <text:p>150,000</text:p>
          </table:table-cell>
          <table:table-cell table:style-name="ce75" office:value-type="string">
            <text:p>Sagittarius</text:p>
          </table:table-cell>
          <table:table-cell table:style-name="ce90"/>
          <table:table-cell table:style-name="ce114"/>
          <table:table-cell table:style-name="ce129" table:formula="of:=[.B35]-[.$G$33]" office:value-type="float" office:value="-0.315">
            <text:p>-0.32</text:p>
          </table:table-cell>
          <table:table-cell table:style-name="ce129" table:formula="of:=[.C35]-[.$H$33]" office:value-type="float" office:value="0.0650000000000001">
            <text:p>0.07</text:p>
          </table:table-cell>
          <table:table-cell table:style-name="ce144" office:value-type="float" office:value="12">
            <text:p>12</text:p>
          </table:table-cell>
          <table:table-cell table:style-name="ce38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5" office:value-type="string">
            <text:p>Cephid</text:p>
          </table:table-cell>
          <table:table-cell table:style-name="ce39" table:formula="of:=[.D36]/500000" office:value-type="float" office:value="-1.74">
            <text:p>-1.74</text:p>
          </table:table-cell>
          <table:table-cell table:style-name="ce39" table:formula="of:=[.E36]/500000" office:value-type="float" office:value="0.5">
            <text:p>0.50</text:p>
          </table:table-cell>
          <table:table-cell table:style-name="ce57" office:value-type="float" office:value="-870000">
            <text:p>-870,000</text:p>
          </table:table-cell>
          <table:table-cell table:style-name="ce57" office:value-type="float" office:value="250000">
            <text:p>250,000</text:p>
          </table:table-cell>
          <table:table-cell table:style-name="ce76" office:value-type="string">
            <text:p>Ursa Minor</text:p>
          </table:table-cell>
          <table:table-cell table:style-name="ce91" table:formula="of:=(MAX([.B36:.B38])-MIN([.B36:.B38]))/2+MIN([.B36:.B38])" office:value-type="float" office:value="-2.465">
            <text:p>-2.47</text:p>
          </table:table-cell>
          <table:table-cell table:style-name="ce91" table:formula="of:=(MAX([.C36:.C38])-MIN([.C36:.C38]))/2+MIN([.C36:.C38])" office:value-type="float" office:value="0.44">
            <text:p>0.44</text:p>
          </table:table-cell>
          <table:table-cell table:style-name="ce130" table:formula="of:=[.B36]-[.$G$36]" office:value-type="float" office:value="0.725">
            <text:p>0.73</text:p>
          </table:table-cell>
          <table:table-cell table:style-name="ce130" table:formula="of:=[.C36]-[.$H$36]" office:value-type="float" office:value="0.06">
            <text:p>0.06</text:p>
          </table:table-cell>
          <table:table-cell table:style-name="ce145" office:value-type="float" office:value="9">
            <text:p>9</text:p>
          </table:table-cell>
          <table:table-cell table:style-name="ce39" office:value-type="float" office:value="-0.13">
            <text:p>-0.13</text:p>
          </table:table-cell>
          <table:table-cell table:style-name="ce146" table:formula="of:=(RANDBETWEEN(MIN([.G36:.H36])*100;MAX([.G36:.H36])*100)/1000)*2" office:value-type="float" office:value="-0.454">
            <text:p>-0.454</text:p>
          </table:table-cell>
          <table:table-cell table:style-name="ce147"/>
          <table:table-cell table:number-columns-repeated="1010"/>
        </table:table-row>
        <table:table-row table:style-name="ro2">
          <table:table-cell table:style-name="ce26" office:value-type="string">
            <text:p>Williams 22</text:p>
          </table:table-cell>
          <table:table-cell table:style-name="ce39" table:formula="of:=[.D37]/500000" office:value-type="float" office:value="-2.65">
            <text:p>-2.65</text:p>
          </table:table-cell>
          <table:table-cell table:style-name="ce39" table:formula="of:=[.E37]/500000" office:value-type="float" office:value="0.27">
            <text:p>0.27</text:p>
          </table:table-cell>
          <table:table-cell table:style-name="ce57" office:value-type="float" office:value="-1325000">
            <text:p>-1,325,000</text:p>
          </table:table-cell>
          <table:table-cell table:style-name="ce57" office:value-type="float" office:value="135000">
            <text:p>135,000</text:p>
          </table:table-cell>
          <table:table-cell table:style-name="ce76" office:value-type="string">
            <text:p>Ursa Minor</text:p>
          </table:table-cell>
          <table:table-cell table:style-name="ce39"/>
          <table:table-cell table:style-name="ce115"/>
          <table:table-cell table:style-name="ce130" table:formula="of:=[.B37]-[.$G$36]" office:value-type="float" office:value="-0.185">
            <text:p>-0.19</text:p>
          </table:table-cell>
          <table:table-cell table:style-name="ce130" table:formula="of:=[.C37]-[.$H$36]" office:value-type="float" office:value="-0.17">
            <text:p>-0.17</text:p>
          </table:table-cell>
          <table:table-cell table:style-name="ce145" office:value-type="float" office:value="5">
            <text:p>5</text:p>
          </table:table-cell>
          <table:table-cell table:style-name="ce39"/>
          <table:table-cell/>
          <table:table-cell table:style-name="ce147"/>
          <table:table-cell table:number-columns-repeated="1010"/>
        </table:table-row>
        <table:table-row table:style-name="ro2">
          <table:table-cell table:style-name="ce26" office:value-type="string">
            <text:p>Williams 38</text:p>
          </table:table-cell>
          <table:table-cell table:style-name="ce39" table:formula="of:=[.D38]/500000" office:value-type="float" office:value="-3.19">
            <text:p>-3.19</text:p>
          </table:table-cell>
          <table:table-cell table:style-name="ce39" table:formula="of:=[.E38]/500000" office:value-type="float" office:value="0.61">
            <text:p>0.61</text:p>
          </table:table-cell>
          <table:table-cell table:style-name="ce57" office:value-type="float" office:value="-1595000">
            <text:p>-1,595,000</text:p>
          </table:table-cell>
          <table:table-cell table:style-name="ce57" office:value-type="float" office:value="305000">
            <text:p>305,000</text:p>
          </table:table-cell>
          <table:table-cell table:style-name="ce76" office:value-type="string">
            <text:p>Ursa Minor</text:p>
          </table:table-cell>
          <table:table-cell table:style-name="ce91"/>
          <table:table-cell table:style-name="ce116"/>
          <table:table-cell table:style-name="ce130" table:formula="of:=[.B38]-[.$G$36]" office:value-type="float" office:value="-0.725">
            <text:p>-0.73</text:p>
          </table:table-cell>
          <table:table-cell table:style-name="ce130" table:formula="of:=[.C38]-[.$H$36]" office:value-type="float" office:value="0.17">
            <text:p>0.17</text:p>
          </table:table-cell>
          <table:table-cell table:style-name="ce145" office:value-type="float" office:value="12">
            <text:p>12</text:p>
          </table:table-cell>
          <table:table-cell table:style-name="ce39"/>
          <table:table-cell/>
          <table:table-cell table:style-name="ce147"/>
          <table:table-cell table:number-columns-repeated="1010"/>
        </table:table-row>
        <table:table-row table:style-name="ro1">
          <table:table-cell office:value-type="string">
            <text:p>&lt;Cygnus&gt;</text:p>
          </table:table-cell>
          <table:table-cell table:style-name="Default" office:value-type="float" office:value="-1.2">
            <text:p>-1.2</text:p>
          </table:table-cell>
          <table:table-cell table:style-name="Default" office:value-type="float" office:value="1.4">
            <text:p>1.4</text:p>
          </table:table-cell>
          <table:table-cell table:style-name="Default" table:number-columns-repeated="2"/>
          <table:table-cell table:number-columns-repeated="8"/>
          <table:table-cell table:style-name="ce50"/>
          <table:table-cell/>
          <table:table-cell table:formula="of:=MAX([.I2:.I38])" office:value-type="float" office:value="0.84">
            <text:p>0.84</text:p>
          </table:table-cell>
          <table:table-cell table:formula="of:=MAX([.J2:.J38])" office:value-type="float" office:value="0.725">
            <text:p>0.73</text:p>
          </table:table-cell>
          <table:table-cell/>
          <table:table-cell table:formula="of:=(MAX([.L2:.L38])-MIN([.L2:.L38]))" office:value-type="float" office:value="0.724">
            <text:p>0.72</text:p>
          </table:table-cell>
          <table:table-cell table:number-columns-repeated="1005"/>
        </table:table-row>
        <table:table-row table:style-name="ro2">
          <table:table-cell office:value-type="string">
            <text:p>&lt;Eps Ind&gt;</text:p>
          </table:table-cell>
          <table:table-cell table:style-name="Default" office:value-type="float" office:value="-0.8">
            <text:p>-0.8</text:p>
          </table:table-cell>
          <table:table-cell table:style-name="Default" office:value-type="float" office:value="1.8">
            <text:p>1.8</text:p>
          </table:table-cell>
          <table:table-cell table:style-name="Default" table:number-columns-repeated="2"/>
          <table:table-cell table:number-columns-repeated="8"/>
          <table:table-cell table:style-name="ce148"/>
          <table:table-cell/>
          <table:table-cell table:formula="of:=MIN([.I2:.I38])" office:value-type="float" office:value="-0.84">
            <text:p>-0.84</text:p>
          </table:table-cell>
          <table:table-cell table:formula="of:=MIN([.J2:.J38])" office:value-type="float" office:value="-0.725">
            <text:p>-0.73</text:p>
          </table:table-cell>
          <table:table-cell table:number-columns-repeated="1007"/>
        </table:table-row>
        <table:table-row table:style-name="ro1">
          <table:table-cell office:value-type="string">
            <text:p>&lt;CD36&gt;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number-columns-repeated="14"/>
          <table:table-cell table:formula="of:=SUM([.K2:.K40])" office:value-type="float" office:value="451">
            <text:p>451</text:p>
          </table:table-cell>
          <table:table-cell table:number-columns-repeated="1006"/>
        </table:table-row>
        <table:table-row table:style-name="ro1">
          <table:table-cell office:value-type="string">
            <text:p>&lt;BD43&gt;</text:p>
          </table:table-cell>
          <table:table-cell office:value-type="float" office:value="0.3">
            <text:p>0.30</text:p>
          </table:table-cell>
          <table:table-cell office:value-type="float" office:value="1.9">
            <text:p>1.90</text:p>
          </table:table-cell>
          <table:table-cell table:number-columns-repeated="10"/>
          <table:table-cell table:style-name="ce149"/>
          <table:table-cell/>
          <table:table-cell table:style-name="ce40" table:number-columns-repeated="2"/>
          <table:table-cell table:formula="of:=AVERAGE([.K2:.K40])" office:value-type="float" office:value="12.1891891891892">
            <text:p>12.19</text:p>
          </table:table-cell>
          <table:table-cell table:number-columns-repeated="1006"/>
        </table:table-row>
        <table:table-row table:style-name="ro1">
          <table:table-cell office:value-type="string">
            <text:p>&lt;R248&gt;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>
            <text:p>&lt;Luyten&gt;</text:p>
          </table:table-cell>
          <table:table-cell table:style-name="Default" office:value-type="float" office:value="0.6">
            <text:p>0.6</text:p>
          </table:table-cell>
          <table:table-cell table:style-name="Default" office:value-type="float" office:value="1.2">
            <text:p>1.2</text:p>
          </table:table-cell>
          <table:table-cell table:style-name="ce59" table:number-columns-repeated="2"/>
          <table:table-cell table:style-name="ce77"/>
          <table:table-cell table:style-name="ce92"/>
          <table:table-cell table:style-name="ce117"/>
          <table:table-cell table:style-name="ce131" table:number-columns-repeated="2"/>
          <table:table-cell table:style-name="ce93"/>
          <table:table-cell table:number-columns-repeated="1013"/>
        </table:table-row>
        <table:table-row table:style-name="ro2">
          <table:table-cell office:value-type="string">
            <text:p>&lt;Eps Eri&gt;</text:p>
          </table:table-cell>
          <table:table-cell table:style-name="Default" office:value-type="float" office:value="1.8">
            <text:p>1.8</text:p>
          </table:table-cell>
          <table:table-cell table:style-name="Default" office:value-type="float" office:value="0.9">
            <text:p>0.9</text:p>
          </table:table-cell>
          <table:table-cell table:style-name="ce59" table:number-columns-repeated="2"/>
          <table:table-cell table:style-name="ce77"/>
          <table:table-cell table:style-name="ce93" table:number-columns-repeated="2"/>
          <table:table-cell table:style-name="ce131" table:number-columns-repeated="2"/>
          <table:table-cell table:style-name="ce93"/>
          <table:table-cell table:number-columns-repeated="1013"/>
        </table:table-row>
        <table:table-row table:style-name="ro1">
          <table:table-cell office:value-type="string">
            <text:p>&lt;Sol&gt;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  <table:table-cell table:style-name="ce40" table:number-columns-repeated="4"/>
          <table:table-cell table:number-columns-repeated="1014"/>
        </table:table-row>
        <table:table-row table:style-name="ro1">
          <table:table-cell office:value-type="string">
            <text:p>&lt;Sirius&gt;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number-columns-repeated="5"/>
          <table:table-cell table:style-name="ce40" table:number-columns-repeated="2"/>
          <table:table-cell table:number-columns-repeated="1014"/>
        </table:table-row>
        <table:table-row table:style-name="ro1">
          <table:table-cell office:value-type="string">
            <text:p>&lt;Procyon&gt;</text:p>
          </table:table-cell>
          <table:table-cell office:value-type="float" office:value="2">
            <text:p>2.00</text:p>
          </table:table-cell>
          <table:table-cell office:value-type="float" office:value="-1">
            <text:p>-1.00</text:p>
          </table:table-cell>
          <table:table-cell table:number-columns-repeated="5"/>
          <table:table-cell table:style-name="ce40" table:number-columns-repeated="2"/>
          <table:table-cell table:number-columns-repeated="1014"/>
        </table:table-row>
        <table:table-row table:style-name="ro1">
          <table:table-cell office:value-type="string">
            <text:p>&lt;Wolf&gt;</text:p>
          </table:table-cell>
          <table:table-cell office:value-type="float" office:value="0.8">
            <text:p>0.80</text:p>
          </table:table-cell>
          <table:table-cell office:value-type="float" office:value="-1.3">
            <text:p>-1.30</text:p>
          </table:table-cell>
          <table:table-cell table:number-columns-repeated="5"/>
          <table:table-cell table:style-name="ce40" table:number-columns-repeated="2"/>
          <table:table-cell table:number-columns-repeated="1014"/>
        </table:table-row>
        <table:table-row table:style-name="ro1">
          <table:table-cell office:value-type="string">
            <text:p>&lt;R148&gt;</text:p>
          </table:table-cell>
          <table:table-cell office:value-type="float" office:value="0.3">
            <text:p>0.30</text:p>
          </table:table-cell>
          <table:table-cell office:value-type="float" office:value="-1.5">
            <text:p>-1.50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ystem Loc'.K18:'System Loc'.K38 'System Loc'.K2:'System Loc'.K16">
            <calcext:condition calcext:apply-style-name="Untitled1" calcext:value="&gt;13" calcext:base-cell-address="'System Loc'.K2"/>
          </calcext:conditional-format>
          <calcext:conditional-format calcext:target-range-address="'System Loc'.K17:'System Loc'.K17">
            <calcext:condition calcext:apply-style-name="Untitled1" calcext:value="&gt;13" calcext:base-cell-address="'System Loc'.K2"/>
          </calcext:conditional-format>
        </calcext:conditional-formats>
      </table:table>
      <table:table table:name="System Plot" table:style-name="ta4" table:print="false">
        <office:forms form:automatic-focus="false" form:apply-design-mode="false"/>
        <table:shapes>
          <draw:frame draw:z-index="0" draw:style-name="gr1" svg:width="12in" svg:height="12in" svg:x="0in" svg:y="0.0016in">
            <draw:object draw:notify-on-update-of-ranges="'System Loc'.A2:'System Loc'.A50 'System Loc'.B39:'System Loc'.B50 'System Loc'.A1:'System Loc'.A1 'System Loc'.C39:'System Loc'.C50 'System Loc'.B2:'System Loc'.B38 'System Loc'.A1:'System Loc'.A1 'System Loc'.C2:'System Loc'.C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257" table:default-cell-style-name="Default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</table:table>
      <table:table table:name="New System" table:style-name="ta3">
        <office:forms form:automatic-focus="false" form:apply-design-mode="false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>
            <text:p>Critium 32</text:p>
          </table:table-cell>
          <table:table-cell table:number-columns-repeated="4"/>
        </table:table-row>
        <table:table-row table:style-name="ro2">
          <table:table-cell office:value-type="string">
            <text:p>Critium 32 Major A*</text:p>
          </table:table-cell>
          <table:table-cell office:value-type="string">
            <text:p>Morus</text:p>
          </table:table-cell>
          <table:table-cell office:value-type="string">
            <text:p>Zentos</text:p>
          </table:table-cell>
          <table:table-cell office:value-type="string">
            <text:p>Gorge</text:p>
          </table:table-cell>
          <table:table-cell office:value-type="string">
            <text:p>Vertus</text:p>
          </table:table-cell>
        </table:table-row>
        <table:table-row table:style-name="ro2">
          <table:table-cell office:value-type="string">
            <text:p>Critium 32c</text:p>
          </table:table-cell>
          <table:table-cell office:value-type="string">
            <text:p>Turanous</text:p>
          </table:table-cell>
          <table:table-cell office:value-type="string">
            <text:p>Zork</text:p>
          </table:table-cell>
          <table:table-cell office:value-type="string">
            <text:p>Pinta</text:p>
          </table:table-cell>
          <table:table-cell office:value-type="string">
            <text:p>Pritium</text:p>
          </table:table-cell>
        </table:table-row>
        <table:table-row table:style-name="ro2">
          <table:table-cell office:value-type="string">
            <text:p>Critium 32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ndosia</text:p>
          </table:table-cell>
          <table:table-cell table:number-columns-repeated="4"/>
        </table:table-row>
        <table:table-row table:style-name="ro2">
          <table:table-cell office:value-type="string">
            <text:p>Hamm</text:p>
          </table:table-cell>
          <table:table-cell table:number-columns-repeated="4"/>
        </table:table-row>
        <table:table-row table:style-name="ro2">
          <table:table-cell office:value-type="string">
            <text:p>Burn</text:p>
          </table:table-cell>
          <table:table-cell office:value-type="string">
            <text:p>Andosia Prime*</text:p>
          </table:table-cell>
          <table:table-cell office:value-type="string">
            <text:p>Sist</text:p>
          </table:table-cell>
          <table:table-cell office:value-type="string">
            <text:p>Tegr</text:p>
          </table:table-cell>
          <table:table-cell office:value-type="string">
            <text:p>Marder</text:p>
          </table:table-cell>
        </table:table-row>
        <table:table-row table:style-name="ro2">
          <table:table-cell office:value-type="string">
            <text:p>Trace</text:p>
          </table:table-cell>
          <table:table-cell office:value-type="string">
            <text:p>Froh</text:p>
          </table:table-cell>
          <table:table-cell office:value-type="string">
            <text:p>Gunny</text:p>
          </table:table-cell>
          <table:table-cell office:value-type="string">
            <text:p>Wota</text:p>
          </table:table-cell>
          <table:table-cell office:value-type="string">
            <text:p>Dark</text:p>
          </table:table-cell>
        </table:table-row>
        <table:table-row table:style-name="ro2">
          <table:table-cell office:value-type="string">
            <text:p>Hilg</text:p>
          </table:table-cell>
          <table:table-cell office:value-type="string">
            <text:p>Brot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oss 348*</text:p>
          </table:table-cell>
          <table:table-cell table:number-columns-repeated="4"/>
        </table:table-row>
        <table:table-row table:style-name="ro1">
          <table:table-cell office:value-type="string">
            <text:p>Ross 11</text:p>
          </table:table-cell>
          <table:table-cell table:number-columns-repeated="4"/>
        </table:table-row>
        <table:table-row table:style-name="ro2">
          <table:table-cell office:value-type="string">
            <text:p>Trathia</text:p>
          </table:table-cell>
          <table:table-cell office:value-type="string">
            <text:p>Ross 7B</text:p>
          </table:table-cell>
          <table:table-cell office:value-type="string">
            <text:p>Ross 11a</text:p>
          </table:table-cell>
          <table:table-cell office:value-type="string">
            <text:p>Ross 7C</text:p>
          </table:table-cell>
          <table:table-cell office:value-type="string">
            <text:p>Wethinic</text:p>
          </table:table-cell>
        </table:table-row>
        <table:table-row table:style-name="ro1">
          <table:table-cell office:value-type="string">
            <text:p>Ross 10</text:p>
          </table:table-cell>
          <table:table-cell office:value-type="string">
            <text:p>Ross 7A</text:p>
          </table:table-cell>
          <table:table-cell office:value-type="string">
            <text:p>Ross 11b</text:p>
          </table:table-cell>
          <table:table-cell office:value-type="string">
            <text:p>Ross 6</text:p>
          </table:table-cell>
          <table:table-cell office:value-type="string">
            <text:p>Ross 8</text:p>
          </table:table-cell>
        </table:table-row>
        <table:table-row table:style-name="ro1">
          <table:table-cell office:value-type="string">
            <text:p>Ross 7</text:p>
          </table:table-cell>
          <table:table-cell office:value-type="string">
            <text:p>Ross 9</text:p>
          </table:table-cell>
          <table:table-cell office:value-type="string">
            <text:p>Ross 11c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oss 448</text:p>
          </table:table-cell>
          <table:table-cell table:number-columns-repeated="4"/>
        </table:table-row>
        <table:table-row table:style-name="ro2">
          <table:table-cell table:style-name="ce152" office:value-type="string">
            <text:p>Roasia</text:p>
          </table:table-cell>
          <table:table-cell table:style-name="ce152" office:value-type="string">
            <text:p>Rondamic</text:p>
          </table:table-cell>
          <table:table-cell table:style-name="ce152" office:value-type="string">
            <text:p>Tetwep</text:p>
          </table:table-cell>
          <table:table-cell table:style-name="ce152" office:value-type="string">
            <text:p>Pethic</text:p>
          </table:table-cell>
          <table:table-cell table:style-name="ce152" office:value-type="string">
            <text:p>Tetrithic</text:p>
          </table:table-cell>
        </table:table-row>
        <table:table-row table:style-name="ro2">
          <table:table-cell table:style-name="ce152" office:value-type="string">
            <text:p>Chaotia</text:p>
          </table:table-cell>
          <table:table-cell table:style-name="ce152" office:value-type="string">
            <text:p>Gethugiani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illiams 38</text:p>
          </table:table-cell>
          <table:table-cell table:number-columns-repeated="4"/>
        </table:table-row>
        <table:table-row table:style-name="ro2">
          <table:table-cell table:style-name="ce152" office:value-type="string">
            <text:p>Williams 38b</text:p>
          </table:table-cell>
          <table:table-cell table:style-name="ce152" office:value-type="string">
            <text:p>Catcher</text:p>
          </table:table-cell>
          <table:table-cell table:style-name="ce152" office:value-type="string">
            <text:p>Paw</text:p>
          </table:table-cell>
          <table:table-cell table:style-name="ce152" office:value-type="string">
            <text:p>Bat</text:p>
          </table:table-cell>
          <table:table-cell table:style-name="ce152" office:value-type="string">
            <text:p>Cub</text:p>
          </table:table-cell>
        </table:table-row>
        <table:table-row table:style-name="ro2">
          <table:table-cell table:style-name="ce152" office:value-type="string">
            <text:p>Stripe</text:p>
          </table:table-cell>
          <table:table-cell table:style-name="ce152" office:value-type="string">
            <text:p>Charger</text:p>
          </table:table-cell>
          <table:table-cell table:style-name="ce152" office:value-type="string">
            <text:p>Deep</text:p>
          </table:table-cell>
          <table:table-cell table:style-name="ce152" office:value-type="string">
            <text:p>Econo</text:p>
          </table:table-cell>
          <table:table-cell table:style-name="ce152" office:value-type="string">
            <text:p>Broken</text:p>
          </table:table-cell>
        </table:table-row>
        <table:table-row table:style-name="ro2">
          <table:table-cell table:style-name="ce152" office:value-type="string">
            <text:p>Williams 38a</text:p>
          </table:table-cell>
          <table:table-cell table:style-name="ce152" office:value-type="string">
            <text:p>Fossi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illiams 22</text:p>
          </table:table-cell>
          <table:table-cell table:number-columns-repeated="4"/>
        </table:table-row>
        <table:table-row table:style-name="ro2">
          <table:table-cell table:style-name="ce152" office:value-type="string">
            <text:p>Little Smokey</text:p>
          </table:table-cell>
          <table:table-cell table:style-name="ce152" office:value-type="string">
            <text:p>Kevlar</text:p>
          </table:table-cell>
          <table:table-cell table:style-name="ce152" office:value-type="string">
            <text:p>Skate</text:p>
          </table:table-cell>
          <table:table-cell table:style-name="ce152" office:value-type="string">
            <text:p>Specter</text:p>
          </table:table-cell>
          <table:table-cell table:style-name="ce152" office:value-type="string">
            <text:p>Tropic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Xi Bootis</text:p>
          </table:table-cell>
          <table:table-cell table:number-columns-repeated="4"/>
        </table:table-row>
        <table:table-row table:style-name="ro2">
          <table:table-cell table:style-name="ce152" office:value-type="string">
            <text:p>Entreides</text:p>
          </table:table-cell>
          <table:table-cell table:style-name="ce152" office:value-type="string">
            <text:p>Haven</text:p>
          </table:table-cell>
          <table:table-cell table:style-name="ce152" office:value-type="string">
            <text:p>Omicron</text:p>
          </table:table-cell>
          <table:table-cell table:style-name="ce152" office:value-type="string">
            <text:p>Gunther</text:p>
          </table:table-cell>
          <table:table-cell table:style-name="ce152" office:value-type="string">
            <text:p>Ypres</text:p>
          </table:table-cell>
        </table:table-row>
        <table:table-row table:style-name="ro2">
          <table:table-cell table:style-name="ce152" office:value-type="string">
            <text:p>MacCabes</text:p>
          </table:table-cell>
          <table:table-cell table:style-name="ce152" office:value-type="string">
            <text:p>Brittania</text:p>
          </table:table-cell>
          <table:table-cell table:style-name="ce152" office:value-type="string">
            <text:p>Abel</text:p>
          </table:table-cell>
          <table:table-cell table:style-name="ce152" office:value-type="string">
            <text:p>Lokdar</text:p>
          </table:table-cell>
          <table:table-cell table:style-name="ce152" office:value-type="string">
            <text:p>Nahdar</text:p>
          </table:table-cell>
        </table:table-row>
        <table:table-row table:style-name="ro2">
          <table:table-cell table:style-name="ce152" office:value-type="string">
            <text:p>Ardenia</text:p>
          </table:table-cell>
          <table:table-cell table:style-name="ce152" office:value-type="string">
            <text:p>Ixian</text:p>
          </table:table-cell>
          <table:table-cell table:style-name="ce152" office:value-type="string">
            <text:p>Thaxius</text:p>
          </table:table-cell>
          <table:table-cell table:style-name="ce152" office:value-type="string">
            <text:p>Lyra</text:p>
          </table:table-cell>
          <table:table-cell table:style-name="ce152" office:value-type="string">
            <text:p>Zephyr</text:p>
          </table:table-cell>
        </table:table-row>
        <table:table-row table:style-name="ro2">
          <table:table-cell office:value-type="string">
            <text:p>Darian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System Loc'.A2:'System Loc'.K40" table:contains-header="false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">
      <number:number number:decimal-places="15" number:min-integer-digits="1" number:decimal-replacement=""/>
    </number:number-style>
    <number:number-style style:name="N126P0" style:volatile="true">
      <number:number number:decimal-places="2" number:min-integer-digits="1"/>
    </number:number-style>
    <number:number-style style:name="N126">
      <style:text-properties fo:color="#ff0000"/>
      <number:text>-</number:text>
      <number:number number:decimal-places="2" number:min-integer-digits="1"/>
      <style:map style:condition="value()&gt;=0" style:apply-style-name="N126P0"/>
    </number:number-style>
    <number:number-style style:name="N127">
      <number:number number:decimal-places="1" number:min-integer-digits="1"/>
    </number:number-style>
    <number:number-style style:name="N128P0" style:volatile="true">
      <number:number number:decimal-places="1" number:min-integer-digits="1"/>
    </number:number-style>
    <number:number-style style:name="N128">
      <style:text-properties fo:color="#ff0000"/>
      <number:text>-</number:text>
      <number:number number:decimal-places="1" number:min-integer-digits="1"/>
      <style:map style:condition="value()&gt;=0" style:apply-style-name="N128P0"/>
    </number:number-style>
    <number:number-style style:name="N129">
      <number:number number:decimal-places="3" number:min-integer-digits="1"/>
    </number:number-style>
    <number:number-style style:name="N130P0" style:volatile="true">
      <number:number number:decimal-places="3" number:min-integer-digits="1"/>
    </number:number-style>
    <number:number-style style:name="N130">
      <style:text-properties fo:color="#ff0000"/>
      <number:text>-</number:text>
      <number:number number:decimal-places="3" number:min-integer-digits="1"/>
      <style:map style:condition="value()&gt;=0" style:apply-style-name="N130P0"/>
    </number:number-style>
    <number:number-style style:name="N131">
      <number:number number:decimal-places="4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8" number:min-integer-digits="1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number number:decimal-places="3" number:min-integer-digits="1" number:grouping="true"/>
    </number:number-style>
    <number:number-style style:name="N139">
      <style:text-properties fo:color="#ff0000"/>
      <number:text>-</number:text>
      <number:number number:decimal-places="3" number:min-integer-digits="1" number:grouping="true"/>
      <style:map style:condition="value()&gt;=0" style:apply-style-name="N139P0"/>
    </number:number-style>
    <number:number-style style:name="N141P0" style:volatile="true">
      <number:number number:decimal-places="4" number:min-integer-digits="1" number:grouping="true"/>
    </number:number-style>
    <number:number-style style:name="N141">
      <style:text-properties fo:color="#ff0000"/>
      <number:text>-</number:text>
      <number:number number:decimal-places="4" number:min-integer-digits="1" number:grouping="true"/>
      <style:map style:condition="value()&gt;=0" style:apply-style-name="N141P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10139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style:text-outline="tru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-X="1" style:scale-to-Y="1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 style:data-style-name="N2" text:time-value="0000-00-00T19:14:22.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tem_20_Loc" style:display-name="PageStyle_System L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stem_20_Plot_20_Graph" style:display-name="PageStyle_System Plot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0T14:12:22</meta:creation-date>
    <dc:date>2013-04-28T19:20:49.92</dc:date>
    <meta:print-date>2008-10-20T17:38:14.75</meta:print-date>
    <meta:editing-cycles>130</meta:editing-cycles>
    <meta:editing-duration>P1DT1H12M4S</meta:editing-duration>
    <meta:generator>LibreOffice/4.0.2.2$Windows_x86 LibreOffice_project/4c82dcdd6efcd48b1d8bba66bfe1989deee49c3</meta:generator>
    <meta:document-statistic meta:table-count="3" meta:cell-count="52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style:rotation-angle="270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6" style:family="chart" style:data-style-name="N123">
      <style:chart-properties chart:symbol-type="named-symbol" chart:symbol-name="square" chart:symbol-width="0.25cm" chart:symbol-height="0.25cm" chart:data-label-number="none" chart:data-label-text="true" chart:data-label-symbol="false" chart:label-position="bottom">
        <chart:label-separator>
          <text:p><text:line-break/></text:p>
        </chart:label-separator>
      </style:chart-properties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81cm" svg:height="30.481cm" xlink:href=".." xlink:type="simple" chart:class="chart:scatter" chart:style-name="ch1">
        <chart:plot-area chart:style-name="ch2" table:cell-range-address="'System Loc'.A1:'System Loc'.A50 'System Loc'.B39:'System Loc'.C50 'System Loc'.C2:'System Loc'.C38" chart:data-source-has-labels="both" svg:x="1.44cm" svg:y="1.267cm" svg:width="28.153cm" svg:height="28.31cm">
          <chartooo:coordinate-region svg:x="1.573cm" svg:y="1.453cm" svg:width="27.939cm" svg:height="27.939cm"/>
          <chart:axis chart:dimension="x" chart:name="primary-x" chart:style-name="ch3" chartooo:axis-type="auto">
            <chart:categories table:cell-range-address="'System Loc'.A2:'System Loc'.A50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System Loc'.C39:'System Loc'.C50" chart:label-cell-address="'System Loc'.A1:'System Loc'.A1" chart:class="chart:scatter">
            <chart:domain table:cell-range-address="'System Loc'.B39:'System Loc'.B50"/>
            <chart:data-point chart:repeated="12"/>
          </chart:series>
          <chart:series chart:style-name="ch6" chart:values-cell-range-address="'System Loc'.C2:'System Loc'.C38" chart:label-cell-address="'System Loc'.A1:'System Loc'.A1" chart:class="chart:scatter">
            <chart:domain table:cell-range-address="'System Loc'.B2:'System Loc'.B38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ystem</text:p>
                <draw:g>
                  <svg:desc>'System Loc'.A1:'System Loc'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ystem</text:p>
                <draw:g>
                  <svg:desc>'System Loc'.A1:'System Loc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ombridge 34</text:p>
                <draw:g>
                  <svg:desc>'System Loc'.A2:'System Loc'.A50</svg:desc>
                </draw:g>
              </table:table-cell>
              <table:table-cell office:value-type="float" office:value="-1.2">
                <text:p>-1.2</text:p>
                <draw:g>
                  <svg:desc>'System Loc'.B39:'System Loc'.B50</svg:desc>
                </draw:g>
              </table:table-cell>
              <table:table-cell office:value-type="float" office:value="1.4">
                <text:p>1.4</text:p>
                <draw:g>
                  <svg:desc>'System Loc'.C39:'System Loc'.C50</svg:desc>
                </draw:g>
              </table:table-cell>
              <table:table-cell office:value-type="float" office:value="2.87">
                <text:p>2.87</text:p>
                <draw:g>
                  <svg:desc>'System Loc'.B2:'System Loc'.B38</svg:desc>
                </draw:g>
              </table:table-cell>
              <table:table-cell office:value-type="float" office:value="-0.44">
                <text:p>-0.44</text:p>
                <draw:g>
                  <svg:desc>'System Loc'.C2:'System Loc'.C38</svg:desc>
                </draw:g>
              </table:table-cell>
            </table:table-row>
            <table:table-row>
              <table:table-cell office:value-type="string">
                <text:p>Lacaille</text:p>
              </table:table-cell>
              <table:table-cell office:value-type="float" office:value="-0.8">
                <text:p>-0.8</text:p>
              </table:table-cell>
              <table:table-cell office:value-type="float" office:value="1.8">
                <text:p>1.8</text:p>
              </table:table-cell>
              <table:table-cell office:value-type="float" office:value="2.6">
                <text:p>2.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Siriu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69">
                <text:p>1.6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Barnard's Star</text:p>
              </table:table-cell>
              <table:table-cell office:value-type="float" office:value="0.3">
                <text:p>0.3</text:p>
              </table:table-cell>
              <table:table-cell office:value-type="float" office:value="1.9">
                <text:p>1.9</text:p>
              </table:table-cell>
              <table:table-cell office:value-type="float" office:value="0.58">
                <text:p>0.5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Epsilion Caranie Aa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44">
                <text:p>0.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Cincinnati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0.91">
                <text:p>0.9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Kaus Borealis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Tetr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Xi Bootis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CD-36*1569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.15">
                <text:p>-1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Kapteyn's Star</text:p>
              </table:table-cell>
              <table:table-cell office:value-type="float" office:value="0.8">
                <text:p>0.8</text:p>
              </table:table-cell>
              <table:table-cell office:value-type="float" office:value="-1.3">
                <text:p>-1.3</text:p>
              </table:table-cell>
              <table:table-cell office:value-type="float" office:value="-1.85">
                <text:p>-1.8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Tau Ceti</text:p>
              </table:table-cell>
              <table:table-cell office:value-type="float" office:value="0.3">
                <text:p>0.3</text:p>
              </table:table-cell>
              <table:table-cell office:value-type="float" office:value="-1.5">
                <text:p>-1.5</text:p>
              </table:table-cell>
              <table:table-cell office:value-type="float" office:value="-1.64">
                <text:p>-1.6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Andos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">
                <text:p>-1.4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Critium 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">
                <text:p>-1.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">
                <text:p>-1.0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Challeng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">
                <text:p>-1.02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Alpha Centaur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">
                <text:p>-2.12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So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">
                <text:p>-1.6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Struve 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">
                <text:p>-2.03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Cygnu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">
                <text:p>-0.9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Epsilon In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">
                <text:p>-0.3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Ross 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">
                <text:p>-0.9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Delta Pavon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Epsilon Er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Procy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Ross 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">
                <text:p>-0.94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Wolf 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">
                <text:p>-0.7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Van Maane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">
                <text:p>-0.7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Dres-kon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Ross 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Ross 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">
                <text:p>2.1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BD-43*44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Lalan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">
                <text:p>-0.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Luyten 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">
                <text:p>-0.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ephi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">
                <text:p>-1.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Williams 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">
                <text:p>-2.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Williams 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">
                <text:p>-3.19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